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1.922cm" fo:min-width="3.07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" style:family="graphic" style:parent-style-name="standard">
      <style:graphic-properties draw:stroke="solid" svg:stroke-width="0.026cm" svg:stroke-color="#000000" svg:stroke-opacity="100%" draw:stroke-linejoin="round" draw:fill="solid" draw:fill-color="#00b8ff" draw:opacity="100%" draw:textarea-horizontal-align="left" draw:textarea-vertical-align="top" draw:auto-grow-height="false" fo:min-height="1.655cm" fo:min-width="0.793cm" fo:padding-top="0.13cm" fo:padding-bottom="0.13cm" fo:padding-left="0.25cm" fo:padding-right="0.25cm" fo:wrap-option="wrap" draw:shadow-color="#808080" loext:decorative="false"/>
    </style:style>
    <style:style style:name="gr5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cm" fo:min-width="1.1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min-height="2.519cm" fo:min-width="3.27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.03cm" fo:min-width="1.41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.03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4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.03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5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.03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.03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min-height="0.13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min-height="4.4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min-height="4.65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min-height="2.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5" style:family="graphic">
      <style:graphic-properties loext:decorative="false"/>
    </style:style>
    <style:style style:name="gr26" style:family="graphic" style:parent-style-name="standard" style:list-style-name="L3">
      <style:graphic-properties draw:stroke="solid" svg:stroke-width="0.026cm" svg:stroke-color="#000000" draw:stroke-linejoin="round" draw:fill="solid" draw:fill-color="#ffffff" draw:textarea-horizontal-align="justify" draw:textarea-vertical-align="top" draw:auto-grow-height="false" fo:min-height="2.518cm" fo:min-width="3.27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3" style:family="graphic" style:parent-style-name="standard">
      <style:graphic-properties loext:decorative="false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min-height="3.312cm" fo:min-width="6.84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48" style:family="graphic" style:parent-style-name="standard" style:list-style-name="L3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min-height="3.312cm" fo:min-width="6.84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935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1.616cm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1.619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1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top" fo:min-height="1.816cm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9.415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543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false" fo:min-height="11.616cm" draw:shadow-color="#808080" loext:decorative="false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1.817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61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208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2.214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011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2.016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5.613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1.42cm" fo:min-width="0cm" fo:padding-top="0.071cm" fo:padding-bottom="0.071cm" fo:padding-left="0.176cm" fo:padding-right="0.176cm" fo:wrap-option="wrap" draw:shadow-color="#808080" loext:decorative="false"/>
      <style:paragraph-properties style:writing-mode="lr-tb"/>
    </style:style>
    <style:style style:name="co1" style:family="table-column">
      <style:table-column-properties style:column-width="1.799cm" style:use-optimal-column-width="false"/>
    </style:style>
    <style:style style:name="co2" style:family="table-column">
      <style:table-column-properties style:column-width="3.956cm" style:use-optimal-column-width="false"/>
    </style:style>
    <style:style style:name="co3" style:family="table-column">
      <style:table-column-properties style:column-width="3.885cm" style:use-optimal-column-width="false"/>
    </style:style>
    <style:style style:name="co4" style:family="table-column">
      <style:table-column-properties style:column-width="3.889cm" style:use-optimal-column-width="false"/>
    </style:style>
    <style:style style:name="co5" style:family="table-column">
      <style:table-column-properties style:column-width="2.232cm" style:use-optimal-column-width="false"/>
    </style:style>
    <style:style style:name="co6" style:family="table-column">
      <style:table-column-properties style:column-width="7.293cm" style:use-optimal-column-width="false"/>
    </style:style>
    <style:style style:name="co7" style:family="table-column">
      <style:table-column-properties style:column-width="2.58cm" style:use-optimal-column-width="false"/>
    </style:style>
    <style:style style:name="co8" style:family="table-column">
      <style:table-column-properties style:column-width="2.381cm" style:use-optimal-column-width="false"/>
    </style:style>
    <style:style style:name="co9" style:family="table-column">
      <style:table-column-properties style:column-width="1.865cm" style:use-optimal-column-width="false"/>
    </style:style>
    <style:style style:name="co10" style:family="table-column">
      <style:table-column-properties style:column-width="3.078cm" style:use-optimal-column-width="false"/>
    </style:style>
    <style:style style:name="co11" style:family="table-column">
      <style:table-column-properties style:column-width="2.479cm" style:use-optimal-column-width="false"/>
    </style:style>
    <style:style style:name="co12" style:family="table-column">
      <style:table-column-properties style:column-width="1.785cm" style:use-optimal-column-width="false"/>
    </style:style>
    <style:style style:name="co13" style:family="table-column">
      <style:table-column-properties style:column-width="5.094cm" style:use-optimal-column-width="false"/>
    </style:style>
    <style:style style:name="ro1" style:family="table-row">
      <style:table-row-properties style:row-height="1.779cm" style:use-optimal-row-height="false"/>
    </style:style>
    <style:style style:name="ro2" style:family="table-row">
      <style:table-row-properties style:row-height="1.032cm" style:use-optimal-row-height="false"/>
    </style:style>
    <style:style style:name="ro3" style:family="table-row">
      <style:table-row-properties style:row-height="1.027cm" style:use-optimal-row-height="false"/>
    </style:style>
    <style:style style:name="ro4" style:family="table-row">
      <style:table-row-properties style:row-height="1.03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1.028cm" style:use-optimal-row-height="false"/>
    </style:style>
    <style:style style:name="ro7" style:family="table-row">
      <style:table-row-properties style:row-height="1.031cm" style:use-optimal-row-height="false"/>
    </style:style>
    <style:style style:name="ro8" style:family="table-row">
      <style:table-row-properties style:row-height="1.017cm" style:use-optimal-row-height="false"/>
    </style:style>
    <style:style style:name="ro9" style:family="table-row">
      <style:table-row-properties style:row-height="1.029cm" style:use-optimal-row-height="false"/>
    </style:style>
    <style:style style:name="ce1" style:family="table-cell">
      <loext:graphic-properties draw:fill="solid" draw:fill-color="#00cc99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solid" draw:fill-color="#00cc99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solid" draw:fill-color="#00cc99" draw:opacity="100%" draw:textarea-horizontal-align="justify" draw:textarea-vertical-align="top" fo:padding-top="0.126cm" fo:padding-bottom="0.126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solid" draw:fill-color="#00cc99" draw:opacity="100%" draw:textarea-horizontal-align="justify" draw:textarea-vertical-align="top" fo:padding-top="0.126cm" fo:padding-bottom="0.126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solid" draw:fill-color="#00cc99" draw:opacity="100%" draw:textarea-horizontal-align="justify" draw:textarea-vertical-align="top" fo:padding-top="0.126cm" fo:padding-bottom="0.126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solid" draw:fill-color="#00cc99" draw:opacity="100%" draw:textarea-horizontal-align="justify" draw:textarea-vertical-align="top" fo:padding-top="0.126cm" fo:padding-bottom="0.126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solid" draw:fill-color="#00cc99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solid" draw:fill-color="#00cc99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2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3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4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5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6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7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8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9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0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1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2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3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4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5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6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7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8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9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0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1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2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3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4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5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6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7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8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9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0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1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2" style:family="table-cell">
      <loext:graphic-properties draw:fill="solid" draw:fill-color="#00cc99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3" style:family="table-cell">
      <loext:graphic-properties draw:fill="solid" draw:fill-color="#00cc99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4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5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6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7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8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9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0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1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2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3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4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5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6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7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8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9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0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1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2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3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4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5" style:family="table-cell">
      <loext:graphic-properties draw:fill="solid" draw:fill-color="#cbecde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6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7" style:family="table-cell">
      <loext:graphic-properties draw:fill="solid" draw:fill-color="#e7f6ef" draw:opacity="100%" draw:textarea-horizontal-align="justify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8" style:family="table-cell">
      <loext:graphic-properties draw:fill="solid" draw:fill-color="#00cc99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9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0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1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2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3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4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5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6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7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8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9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0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1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2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3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4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5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6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7" style:family="table-cell">
      <loext:graphic-properties draw:fill="solid" draw:fill-color="#00cc99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8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9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0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1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2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3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4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5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6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7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8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9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0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1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2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3" style:family="table-cell">
      <loext:graphic-properties draw:fill="solid" draw:fill-color="#e7f6ef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4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5" style:family="table-cell">
      <loext:graphic-properties draw:fill="solid" draw:fill-color="#cbecd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.953cm" fo:margin-right="0cm" fo:margin-top="0.917cm" fo:margin-bottom="0cm" fo:text-align="center" fo:text-indent="-0.953cm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style:paragraph-properties fo:margin-left="0.953cm" fo:margin-right="0cm" fo:margin-top="0.917cm" fo:margin-bottom="0cm" fo:text-indent="-0.953cm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" style:family="paragraph">
      <loext:graphic-properties draw:fill="none" draw:fill-color="#ffffff"/>
      <style:paragraph-properties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style:paragraph-properties fo:margin-left="0.953cm" fo:margin-right="0cm" fo:margin-top="0.917cm" fo:margin-bottom="0cm" fo:line-height="75%" fo:text-indent="-0.953cm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left="0cm" fo:margin-right="0cm" fo:margin-top="0.917cm" fo:margin-bottom="0cm" fo:line-height="75%" fo:text-indent="0cm" loext:tab-stop-distance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8" style:family="paragraph">
      <style:paragraph-properties fo:margin-left="1.429cm" fo:margin-right="0cm" fo:margin-top="0.917cm" fo:margin-bottom="0cm" fo:line-height="75%" fo:text-indent="-1.429cm" loext:tab-stop-distance="0cm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00b8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solid" draw:fill-color="#00b8ff" draw:opacity="100%"/>
      <style:paragraph-properties style:font-independent-line-spacing="true"/>
    </style:style>
    <style:style style:name="P13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4" style:family="paragraph">
      <loext:graphic-properties draw:fill="solid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5" style:family="paragraph">
      <style:paragraph-properties fo:margin-left="0cm" fo:margin-right="0cm" fo:line-height="100%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.953cm" fo:margin-right="0cm" fo:margin-top="0.917cm" fo:margin-bottom="0cm" fo:line-height="75%" fo:text-indent="-0.953cm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.917cm" fo:margin-bottom="0cm" fo:line-height="75%" fo:text-indent="0cm" loext:tab-stop-distance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.953cm" fo:margin-right="0cm" fo:margin-top="0.917cm" fo:margin-bottom="0cm" fo:text-indent="-0.953cm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line-height="100%" fo:text-indent="0cm" style:punctuation-wrap="hanging" style:line-break="strict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917cm" fo:margin-bottom="0cm" fo:line-height="75%" fo:text-align="justify" fo:text-indent="0cm" loext:tab-stop-distance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2" style:family="paragraph">
      <style:paragraph-properties fo:margin-left="0cm" fo:margin-right="0cm" fo:margin-top="0.917cm" fo:margin-bottom="0cm" fo:line-height="75%" fo:text-indent="0cm" loext:tab-stop-distance="0cm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</style:style>
    <style:style style:name="P23" style:family="paragraph">
      <style:paragraph-properties fo:margin-left="1.429cm" fo:margin-right="0cm" fo:margin-top="0.917cm" fo:margin-bottom="0cm" fo:text-indent="-1.429cm" loext:tab-stop-distance="0cm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</style:style>
    <style:style style:name="P24" style:family="paragraph">
      <style:paragraph-properties fo:margin-left="0cm" fo:margin-right="0cm" fo:margin-top="0.917cm" fo:margin-bottom="0cm" fo:line-height="75%" fo:text-indent="0cm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font-name="Times New Roman" fo:font-size="18pt" fo:language="en" fo:country="US" fo:font-weight="normal" style:font-name-asian="Times New Roman" style:font-size-asian="18pt" style:language-asian="en" style:country-asian="US" style:font-weight-asian="normal" style:font-name-complex="Times New Roman" style:font-size-complex="18pt" style:language-complex="en" style:country-complex="US" style:font-weight-complex="normal"/>
    </style:style>
    <style:style style:name="T3" style:family="text">
      <style:text-properties style:font-name="Times New Roman" fo:font-size="18pt" fo:language="en" fo:country="IN" fo:font-weight="normal" style:font-name-asian="Times New Roman" style:font-size-asian="18pt" style:language-asian="en" style:country-asian="IN" style:font-weight-asian="normal" style:font-name-complex="Times New Roman" style:font-size-complex="18pt" style:language-complex="en" style:country-complex="IN" style:font-weight-complex="normal"/>
    </style:style>
    <style:style style:name="T4" style:family="text">
      <style:text-properties fo:language="en" fo:country="IN" style:language-asian="en" style:country-asian="IN" style:language-complex="en" style:country-complex="IN"/>
    </style:style>
    <style:style style:name="T5" style:family="text">
      <style:text-properties fo:color="#0d0d0d" loext:opacity="100%" fo:language="en" fo:country="US" style:language-asian="en" style:country-asian="US" style:language-complex="en" style:country-complex="US"/>
    </style:style>
    <style:style style:name="T6" style:family="text">
      <style:text-properties style:font-name="Times New Roman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7" style:family="text">
      <style:text-properties style:font-name="Times New Roman" fo:font-size="18pt" fo:language="en" fo:country="US" style:text-underline-style="solid" style:text-underline-width="auto" style:text-underline-color="font-color" fo:font-weight="normal" style:font-name-asian="Times New Roman" style:font-size-asian="18pt" style:language-asian="en" style:country-asian="US" style:font-weight-asian="normal" style:font-name-complex="Times New Roman" style:font-size-complex="18pt" style:language-complex="en" style:country-complex="US" style:font-weight-complex="normal"/>
    </style:style>
    <style:style style:name="T8" style:family="text">
      <style:text-properties fo:color="#0d0d0d" loext:opacity="100%" fo:font-size="11pt" fo:language="en" fo:country="US" style:font-size-asian="11pt" style:language-asian="en" style:country-asian="US" style:font-size-complex="11pt" style:language-complex="en" style:country-complex="US"/>
    </style:style>
    <style:style style:name="T9" style:family="text">
      <style:text-properties fo:color="#ffffff" loext:opacity="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" style:family="text">
      <style:text-properties fo:color="#000000" loext:opacity="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style:font-name="Times New Roman" fo:font-size="66pt" fo:language="en" fo:country="US" style:text-underline-style="solid" style:text-underline-width="auto" style:text-underline-color="font-color" style:font-name-asian="Times New Roman" style:font-size-asian="66pt" style:language-asian="en" style:country-asian="US" style:font-name-complex="Times New Roman" style:font-size-complex="66pt" style:language-complex="en" style:country-complex="US"/>
    </style:style>
    <style:style style:name="T12" style:family="text">
      <style:text-properties style:font-name="Times New Roman" fo:font-size="66pt" fo:language="en" fo:country="US" style:font-name-asian="Times New Roman" style:font-size-asian="66pt" style:language-asian="en" style:country-asian="US" style:font-name-complex="Times New Roman" style:font-size-complex="66pt" style:language-complex="en" style:country-complex="US"/>
    </style:style>
    <style:style style:name="T13" style:family="text">
      <style:text-properties style:font-name="Times New Roman" fo:font-size="60pt" fo:language="en" fo:country="US" style:font-name-asian="Times New Roman" style:font-size-asian="60pt" style:language-asian="en" style:country-asian="US" style:font-name-complex="Times New Roman" style:font-size-complex="60pt" style:language-complex="en" style:country-complex="US"/>
    </style:style>
    <style:style style:name="T14" style:family="text">
      <style:text-properties fo:color="#0d0d0d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5" style:family="text">
      <style:text-properties style:font-name="Times New Roman" fo:font-size="24pt" fo:language="en" fo:country="US" fo:font-weight="normal" style:font-name-asian="Times New Roman" style:font-size-asian="24pt" style:language-asian="en" style:country-asian="US" style:font-weight-asian="normal" style:font-name-complex="Times New Roman" style:font-size-complex="24pt" style:language-complex="en" style:country-complex="US" style:font-weight-complex="normal"/>
    </style:style>
    <style:style style:name="T16" style:family="text">
      <style:text-properties style:font-name="Times New Roman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1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8" style:family="text">
      <style:text-properties fo:color="#0d0d0d" loext:opacity="100%"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suffix=")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1" text:start-value="7">
        <style:list-level-properties text:min-label-width="0.953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suffix=")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prefix="(" style:num-suffix=")" style:num-format="a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Graphs</text:span></text:p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1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Graph" draw:style-name="dp1" draw:master-page-name="Default" presentation:use-date-time-name="dtd1">
        <draw:frame presentation:style-name="pr3" draw:text-style-name="P3" draw:layer="layout" svg:width="12.171cm" svg:height="1.76cm" svg:x="2.116cm" svg:y="0.423cm" presentation:class="title" presentation:user-transformed="true">
          <draw:text-box>
            <text:list text:style-name="L3">
              <text:list-header>
                <text:p text:style-name="P5"><text:span text:style-name="T1">Graph</text:span></text:p>
              </text:list-header>
            </text:list>
          </draw:text-box>
        </draw:frame>
        <draw:frame presentation:style-name="pr4" draw:text-style-name="P3" draw:layer="layout" svg:width="22.194cm" svg:height="14.751cm" svg:x="1.905cm" svg:y="3.174cm" presentation:class="outline" presentation:user-transformed="true">
          <draw:text-box>
            <text:list text:style-name="L1">
              <text:list-header>
                <text:p text:style-name="P6"><text:span text:style-name="T2">A graph G consists of two things:</text:span></text:p>
              </text:list-header>
            </text:list>
            <text:list text:style-name="L2">
              <text:list-item>
                <text:p text:style-name="P7"><text:span text:style-name="T2">A set V of elements called nodes(or points or vertices)</text:span></text:p>
              </text:list-item>
              <text:list-item>
                <text:p text:style-name="P7"><text:span text:style-name="T2">A set E of edges such that each edge e in E is identified with unique pair[u,v] of nodes in V denoted by e=[u,v]</text:span></text:p>
              </text:list-item>
            </text:list>
            <text:list text:style-name="L1">
              <text:list-header>
                <text:p text:style-name="P6"><text:span text:style-name="T2"><text:tab/></text:span><text:span text:style-name="T2">Some times we indicate the parts of graph by writing G=(V,E).</text:span></text:p>
                <text:p text:style-name="P6"><text:span text:style-name="T2"><text:tab/></text:span><text:span text:style-name="T2">a) Suppose e=[u,v] then the nodes u and v are called the endpoints of e and u and v are said to be adjacent nodes or neighbor.</text:span></text:p>
                <text:p text:style-name="P6"><text:span text:style-name="T2"><text:tab/></text:span><text:span text:style-name="T2">b) The degree of node u, written deg(u), is the number of edges containing u.</text:span></text:p>
                <text:p text:style-name="P6"><text:span text:style-name="T2"><text:tab/></text:span><text:span text:style-name="T2"><text:tab/></text:span><text:span text:style-name="T2">if deg(u)=0 i.e if u does not belong to any edge then u is called an isolated node.</text:span></text:p>
                <text:p text:style-name="P6"><text:span text:style-name="T3">3) A path P of length n from a node u to v is defined as a sequence of n+1 vertices.</text:span></text:p>
                <text:p text:style-name="P6"><text:span text:style-name="T3">4) The path is said to be simple if all vertices are distinct, with exception that v0 may be equal to vn.</text:span></text:p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2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presentation:style-name="pr3" draw:text-style-name="P3" draw:layer="layout" svg:width="12.171cm" svg:height="1.76cm" svg:x="2.116cm" svg:y="0.423cm" presentation:class="title" presentation:user-transformed="true">
          <draw:text-box>
            <text:list text:style-name="L3">
              <text:list-header>
                <text:p text:style-name="P5"><text:span text:style-name="T1">Graph</text:span></text:p>
              </text:list-header>
            </text:list>
          </draw:text-box>
        </draw:frame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1">
              <text:list-header>
                <text:p text:style-name="P8"><text:span text:style-name="T3">5) A cycle is closed simple path of length 2 or more.</text:span></text:p>
                <text:p text:style-name="P8"><text:span text:style-name="T3">6</text:span><text:span text:style-name="T2">) A Graph G is said to be connected if there is a path between any two of its nodes.</text:span></text:p>
                <text:p text:style-name="P8"><text:span text:style-name="T2">7) A Graph is said to be complete if every node u in G is adjacent to every node V in G. A complete Graph with n nodes will have n(n-1)/2 edges</text:span></text:p>
                <text:p text:style-name="P8"><text:span text:style-name="T2">8) A connected Graph T without any cycles is called a tree graph or free tree.</text:span></text:p>
                <text:p text:style-name="P8"><text:span text:style-name="T2">9)If T is a finite tree with m nodes, then T will have m-1 edges</text:span></text:p>
                <text:p text:style-name="P8"><text:span text:style-name="T3"/></text:p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3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5" draw:text-style-name="P9" draw:layer="layout" svg:width="9.591cm" svg:height="1.958cm" svg:x="2.116cm" svg:y="0.423cm" presentation:class="title" presentation:placeholder="true">
          <draw:text-box/>
        </draw:frame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1">
              <text:list-header>
                <text:p text:style-name="P6"><text:span text:style-name="T2">10) A Graph is said to be labeled if its edges are assigned a data.</text:span></text:p>
                <text:p text:style-name="P6"><text:span text:style-name="T2">11) A Graph G is said to be weighted if each edge e in G is assigned a nonnegative numerical value called the weight or length of e.</text:span></text:p>
                <text:p text:style-name="P6"><text:span text:style-name="T2">12) Multi Graph:</text:span></text:p>
                <text:p text:style-name="P6"><text:span text:style-name="T2"><text:tab/></text:span><text:span text:style-name="T2">a) Multiple edges: Distinct edges e and e’ are called multile edges if they connect the same end points that is if e=[u,v] and e’=[u,v].</text:span></text:p>
                <text:p text:style-name="P6"><text:span text:style-name="T2"><text:tab/></text:span><text:span text:style-name="T2">b) Loops: An edge e is called a loop if it has identical endpoints that is if e=[u,u]</text:span></text:p>
              </text:list-header>
            </text:list>
          </draw:text-box>
        </draw:frame>
        <draw:custom-shape draw:name="Rectangle 3" draw:style-name="gr2" draw:text-style-name="P10" draw:layer="layout" svg:width="3.572cm" svg:height="2.182cm" svg:x="3.175cm" svg:y="14.288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6" draw:style-name="gr3" draw:text-style-name="P11" draw:layer="layout" svg:x1="3.175cm" svg:y1="16.47cm" svg:x2="6.747cm" svg:y2="14.288cm">
          <text:p/>
        </draw:line>
        <draw:line draw:name="Straight Connector 9" draw:style-name="gr3" draw:text-style-name="P11" draw:layer="layout" svg:x1="9.525cm" svg:y1="14.288cm" svg:x2="12.7cm" svg:y2="14.292cm">
          <text:p/>
        </draw:line>
        <draw:line draw:name="Straight Connector 10" draw:style-name="gr3" draw:text-style-name="P11" draw:layer="layout" svg:x1="9.525cm" svg:y1="16.272cm" svg:x2="12.7cm" svg:y2="16.276cm">
          <text:p/>
        </draw:line>
        <draw:line draw:name="Straight Connector 11" draw:style-name="gr3" draw:text-style-name="P11" draw:layer="layout" svg:x1="9.525cm" svg:y1="14.288cm" svg:x2="12.7cm" svg:y2="16.272cm">
          <text:p/>
        </draw:line>
        <draw:line draw:name="Straight Connector 14" draw:style-name="gr3" draw:text-style-name="P11" draw:layer="layout" svg:x1="9.525cm" svg:y1="16.272cm" svg:x2="12.7cm" svg:y2="14.288cm">
          <text:p/>
        </draw:line>
        <draw:custom-shape draw:name="Freeform 31" draw:style-name="gr4" draw:text-style-name="P12" draw:layer="layout" svg:width="1.292cm" svg:height="1.914cm" svg:x="12.51cm" svg:y="13.11cm">
          <text:p/>
          <draw:enhanced-geometry svg:viewBox="0 0 465786 689019" draw:extrusion-allowed="true" draw:text-areas="0 0 465786 689019" draw:glue-points="55267 431246 450634 32183 119036 624345 55267 431246" draw:glue-point-type="55267 431246 450634 32183 119036 624345 55267 431246" draw:type="non-primitive" draw:enhanced-path="M 55809 431442 C 111618 332704 444322 0 455054 32197 C 465786 64394 186744 560231 120203 624625 C 53662 689019 0 530180 55809 431442 Z N">
            <draw:equation draw:name="f0" draw:formula="0*?f82 /"/>
            <draw:equation draw:name="f1" draw:formula="(+5024)/2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5892-8"/>
            <draw:equation draw:name="f9" draw:formula="0*?f82 /"/>
          </draw:enhanced-geometry>
        </draw:custom-shape>
        <draw:custom-shape draw:name="Curved Up Arrow 39" draw:style-name="gr5" draw:text-style-name="P10" draw:layer="layout" svg:width="3.175cm" svg:height="0.198cm" svg:x="9.525cm" svg:y="16.272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glue-points="?f8 0 ?f11 ?f2 ?f15 0 ?f16 ?f21 ?f13 ?f2" draw:text-areas="?f41 ?f43 ?f42 ?f44" draw:type="mso-spt104" draw:modifiers="20925 21431 5400" draw:enhanced-path="B 0 ?f22 ?f3 ?f21 0 0 ?f4 ?f21 A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position-x="$0" draw:handle-position-y="top" draw:handle-range-x-minimum="?f37" draw:handle-range-x-maximum="?f27" draw:handle-range-y-minimum="0" draw:handle-range-y-maximum="10800"/>
            <draw:handle draw:handle-position="$1 top" draw:handle-position-x="$1" draw:handle-position-y="top" draw:handle-range-x-minimum="?f25" draw:handle-range-x-maximum="?f20" draw:handle-range-y-minimum="0" draw:handle-range-y-maximum="10800"/>
            <draw:handle draw:handle-position="21600 $2" draw:handle-position-x="21600" draw:handle-position-y="$2" draw:handle-range-x-minimum="3375" draw:handle-range-x-maximum="21600" draw:handle-range-y-minimum="0" draw:handle-range-y-maximum="?f40"/>
          </draw:enhanced-geometry>
        </draw:custom-shape>
        <draw:line draw:name="Straight Connector 41" draw:style-name="gr3" draw:text-style-name="P11" draw:layer="layout" svg:x1="16.073cm" svg:y1="14.288cm" svg:x2="19.05cm" svg:y2="14.292cm">
          <text:p/>
        </draw:line>
        <draw:line draw:name="Straight Connector 42" draw:style-name="gr3" draw:text-style-name="P11" draw:layer="layout" svg:x1="19.05cm" svg:y1="16.47cm" svg:x2="19.076cm" svg:y2="14.288cm">
          <text:p/>
        </draw:line>
        <draw:line draw:name="Straight Connector 46" draw:style-name="gr3" draw:text-style-name="P11" draw:layer="layout" svg:x1="16.073cm" svg:y1="16.47cm" svg:x2="19.05cm" svg:y2="16.475cm">
          <text:p/>
        </draw:line>
        <draw:line draw:name="Straight Connector 47" draw:style-name="gr3" draw:text-style-name="P11" draw:layer="layout" svg:x1="19.05cm" svg:y1="16.47cm" svg:x2="21.63cm" svg:y2="14.486cm">
          <text:p/>
        </draw:line>
        <draw:line draw:name="Straight Connector 49" draw:style-name="gr3" draw:text-style-name="P11" draw:layer="layout" svg:x1="21.63cm" svg:y1="16.47cm" svg:x2="21.634cm" svg:y2="14.49cm">
          <text:p/>
        </draw:line>
        <draw:custom-shape draw:name="TextBox 53" draw:style-name="gr6" draw:text-style-name="P13" draw:layer="layout" svg:width="4.167cm" svg:height="1.277cm" svg:x="2.381cm" svg:y="17.066cm">
          <text:list text:style-name="L3">
            <text:list-header>
              <text:p text:style-name="P5"><text:span text:style-name="T5">G</text:span><text:span text:style-name="T5">r</text:span><text:span text:style-name="T5">a</text:span><text:span text:style-name="T5">p</text:span><text:span text:style-name="T5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4" draw:style-name="gr7" draw:text-style-name="P13" draw:layer="layout" svg:width="4.961cm" svg:height="1.277cm" svg:x="9.128cm" svg:y="17.264cm">
          <text:list text:style-name="L3">
            <text:list-header>
              <text:p text:style-name="P5"><text:span text:style-name="T5">M</text:span><text:span text:style-name="T5">u</text:span><text:span text:style-name="T5">l</text:span><text:span text:style-name="T5">t</text:span><text:span text:style-name="T5">i</text:span><text:span text:style-name="T5">G</text:span><text:span text:style-name="T5">r</text:span><text:span text:style-name="T5">a</text:span><text:span text:style-name="T5">p</text:span><text:span text:style-name="T5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5" draw:style-name="gr8" draw:text-style-name="P13" draw:layer="layout" svg:width="4.168cm" svg:height="1.277cm" svg:x="16.073cm" svg:y="17.264cm">
          <text:list text:style-name="L3">
            <text:list-header>
              <text:p text:style-name="P5"><text:span text:style-name="T5">Tre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863cm" svg:height="9.644cm" svg:x="3.355cm" svg:y="1.658cm" draw:page-number="4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Directed Graphs" draw:style-name="dp1" draw:master-page-name="Default" presentation:use-date-time-name="dtd1">
        <draw:frame presentation:style-name="pr6" draw:text-style-name="P3" draw:layer="layout" svg:width="12.766cm" svg:height="9.556cm" svg:x="2.117cm" svg:y="0.423cm" presentation:class="title" presentation:user-transformed="true">
          <draw:text-box>
            <text:list text:style-name="L3">
              <text:list-header>
                <text:p text:style-name="P5"><text:span text:style-name="T1">Directed Graphs</text:span></text:p>
              </text:list-header>
            </text:list>
          </draw:text-box>
        </draw:frame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1">
              <text:list-header>
                <text:p text:style-name="P6"><text:span text:style-name="T2">1) </text:span><text:span text:style-name="T2"><text:tab/></text:span><text:span text:style-name="T2">A directed graph G, also called a digraph or graph, is the same as a multi graph except that each edge e is assigned a direction. Or in other words each edge e is identified with an ordered pair (u,v) of nodes in G rather an unordered pair[u,v].</text:span></text:p>
                <text:p text:style-name="P6"><text:span text:style-name="T2"><text:tab/></text:span><text:span text:style-name="T2">Suppose G is directed Graph with directed edge e=(u,v). Then e is also called an arc. The following terminology is used.</text:span></text:p>
              </text:list-header>
            </text:list>
            <text:list text:style-name="L2">
              <text:list-item>
                <text:p text:style-name="P7"><text:span text:style-name="T2">e begins at u and ends at v.</text:span></text:p>
              </text:list-item>
              <text:list-item>
                <text:p text:style-name="P7"><text:span text:style-name="T2"><text:s/>u is the origin or initial point of e, and v is the destination or terminal point of e.</text:span></text:p>
              </text:list-item>
              <text:list-item>
                <text:p text:style-name="P7"><text:span text:style-name="T2">u is the predecessor of v and v is the successor or neighbor of u. </text:span></text:p>
              </text:list-item>
              <text:list-item>
                <text:p text:style-name="P7"><text:span text:style-name="T2">U is adjacent to v and v is adjacent to u. </text:span></text:p>
              </text:list-item>
            </text:list>
            <text:list text:style-name="L1">
              <text:list-header>
                <text:p text:style-name="P6"><text:span text:style-name="T2"><text:tab/></text:span><text:span text:style-name="T2">The outdegree of a NODE u in G is written outdeg(u), is the number of edges beginning at u. similarly the indegree of u written indeg(u) is the number of edges ending at u.</text:span></text:p>
                <text:p text:style-name="P6"><text:span text:style-name="T2"><text:tab/></text:span><text:span text:style-name="T2">A node u is called Source if it has a positive outdegree but zero indegree. Similarly, u is called a sink if it has a zero outdegree but a positive indegree.</text:span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5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7" draw:text-style-name="P3" draw:layer="layout" svg:width="21.797cm" svg:height="14.684cm" svg:x="1.785cm" svg:y="3.175cm" presentation:class="outline" presentation:user-transformed="true">
          <draw:text-box>
            <text:list text:style-name="L5">
              <text:list-item>
                <text:p text:style-name="P7"><text:span text:style-name="T2">A directed graph G is said to be connected, or strongly connected if for each pair u,v of nodes in G there is a path from u to v and there is also a path from v to u.</text:span></text:p>
              </text:list-item>
            </text:list>
            <text:list text:style-name="L1">
              <text:list-header>
                <text:p text:style-name="P6"><text:span text:style-name="T6"><text:tab/></text:span><text:span text:style-name="T6">Sequential representation of Graphs : Adjacency matrix: </text:span><text:span text:style-name="T2">There are two standard ways for maintaining a graph G in the memory of a computer. One way is called the sequential representation of G, is by means of adjacency matrix A. The other way called the linked representation of G is by means of linked lists of neighbors. V1=X, V2=Y, V3=Z, <text:s/>V4=W</text:span></text:p>
      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7">Adjacency Matrix</text:span><text:span text:style-name="T2">:</text:span><text:span text:style-name="T2"><text:tab/></text:span><text:span text:style-name="T2">A= <text:s text:c="2"/>aij=</text:span><text:span text:style-name="T2"><text:tab/></text:span><text:span text:style-name="T2"> <text:s text:c="2"/>1 if <text:s/>Vi is adjacent to vj i.e if there is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n edg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0 otherwise</text:span><text:span text:style-name="T2"><text:tab/></text:span><text:span text:style-name="T2"><text:tab/></text:span><text:span text:style-name="T2">0</text:span><text:span text:style-name="T2"><text:tab/></text:span><text:span text:style-name="T2">0</text:span><text:span text:style-name="T2"><text:tab/></text:span><text:span text:style-name="T2">0</text:span><text:span text:style-name="T2"><text:tab/></text:span><text:span text:style-name="T2">1</text:span></text:p>
      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</text:span><text:span text:style-name="T2"><text:tab/></text:span><text:span text:style-name="T2">0</text:span><text:span text:style-name="T2"><text:tab/></text:span><text:span text:style-name="T2">1</text:span><text:span text:style-name="T2"><text:tab/></text:span><text:span text:style-name="T2">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</text:span><text:span text:style-name="T2"><text:tab/></text:span><text:span text:style-name="T2">0</text:span><text:span text:style-name="T2"><text:tab/></text:span><text:span text:style-name="T2">0</text:span><text:span text:style-name="T2"><text:tab/></text:span><text:span text:style-name="T2">1</text:span></text:p>
      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0</text:span><text:span text:style-name="T2"><text:tab/></text:span><text:span text:style-name="T2">0</text:span><text:span text:style-name="T2"><text:tab/></text:span><text:span text:style-name="T2">1</text:span><text:span text:style-name="T2"><text:tab/></text:span><text:span text:style-name="T2">0</text:span></text:p>
      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</text:list-header>
            </text:list>
            <text:list text:style-name="L5">
              <text:list-header>
                <text:p text:style-name="P7"><text:span text:style-name="T2"/></text:p>
              </text:list-header>
            </text:list>
          </draw:text-box>
        </draw:frame>
        <draw:line draw:name="Straight Connector 11" draw:style-name="gr3" draw:text-style-name="P11" draw:layer="layout" svg:x1="3.969cm" svg:y1="12.898cm" svg:x2="7.739cm" svg:y2="15.677cm">
          <text:p/>
        </draw:line>
        <draw:line draw:name="Straight Connector 14" draw:style-name="gr3" draw:text-style-name="P11" draw:layer="layout" svg:x1="3.969cm" svg:y1="15.676cm" svg:x2="7.739cm" svg:y2="12.897cm">
          <text:p/>
        </draw:line>
        <draw:custom-shape draw:name="Rectangle 6" draw:style-name="gr9" draw:text-style-name="P13" draw:layer="layout" svg:width="3.77cm" svg:height="2.779cm" svg:x="3.969cm" svg:y="12.898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rved Up Arrow 39" draw:style-name="gr10" draw:text-style-name="P10" draw:layer="layout" svg:width="3.77cm" svg:height="0.396cm" svg:x="3.969cm" svg:y="15.677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glue-points="?f8 0 ?f11 ?f2 ?f15 0 ?f16 ?f21 ?f13 ?f2" draw:text-areas="?f41 ?f43 ?f42 ?f44" draw:type="mso-spt104" draw:modifiers="20463 21315 5400" draw:enhanced-path="B 0 ?f22 ?f3 ?f21 0 0 ?f4 ?f21 A ?f14 ?f22 ?f1 ?f21 ?f7 ?f21 ?f12 ?f2 L ?f13 ?f2 ?f8 0 ?f11 ?f2 W 0 ?f22 ?f3 ?f21 ?f10 ?f2 ?f16 ?f24 ?f14 ?f22 ?f1 ?f21 ?f16 ?f24 ?f14 0 Z N B 0 ?f22 ?f3 ?f21 0 0 ?f4 ?f21 W ?f14 ?f22 ?f1 ?f21 ?f7 ?f21 ?f16 ?f24 ?f14 ?f22 ?f1 ?f21 ?f16 ?f24 ?f14 0 W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position-x="$0" draw:handle-position-y="top" draw:handle-range-x-minimum="?f37" draw:handle-range-x-maximum="?f27" draw:handle-range-y-minimum="0" draw:handle-range-y-maximum="10800"/>
            <draw:handle draw:handle-position="$1 top" draw:handle-position-x="$1" draw:handle-position-y="top" draw:handle-range-x-minimum="?f25" draw:handle-range-x-maximum="?f20" draw:handle-range-y-minimum="0" draw:handle-range-y-maximum="10800"/>
            <draw:handle draw:handle-position="21600 $2" draw:handle-position-x="21600" draw:handle-position-y="$2" draw:handle-range-x-minimum="3375" draw:handle-range-x-maximum="21600" draw:handle-range-y-minimum="0" draw:handle-range-y-maximum="?f40"/>
          </draw:enhanced-geometry>
        </draw:custom-shape>
        <draw:custom-shape draw:name="Right Arrow 11" draw:style-name="gr11" draw:text-style-name="P10" draw:layer="layout" svg:width="0.198cm" svg:height="0.397cm" svg:x="5.755cm" svg:y="12.7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name="Right Arrow 12" draw:style-name="gr12" draw:text-style-name="P10" draw:layer="layout" svg:width="0.198cm" svg:height="0.595cm" svg:x="4.961cm" svg:y="15.28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ext-areas="0 ?f0 ?f5 ?f2" draw:mirror-horizontal="true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name="Right Arrow 13" draw:style-name="gr13" draw:text-style-name="P10" draw:layer="layout" svg:width="0.198cm" svg:height="0.397cm" svg:x="6.152cm" svg:y="15.875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name="Down Arrow 15" draw:style-name="gr14" draw:text-style-name="P10" draw:layer="layout" svg:width="0.397cm" svg:height="0.397cm" svg:x="3.77cm" svg:y="14.486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name="Right Arrow 16" draw:style-name="gr15" draw:text-style-name="P10" draw:layer="layout" svg:width="0.198cm" svg:height="0.596cm" svg:x="6.747cm" svg:y="13.295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ext-areas="0 ?f0 ?f5 ?f2" draw:type="right-arrow" draw:modifiers="108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name="Down Arrow 17" draw:style-name="gr16" draw:text-style-name="P10" draw:layer="layout" svg:width="0.397cm" svg:height="0.396cm" svg:x="7.541cm" svg:y="14.288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ext-areas="?f0 0 ?f2 ?f5" draw:type="down-arrow" draw:modifiers="108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name="Chevron 18" draw:style-name="gr17" draw:text-style-name="P10" draw:layer="layout" svg:width="0.397cm" svg:height="0.397cm" svg:x="6.747cm" svg:y="14.881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ext-areas="0 0 21600 21600" draw:mirror-vertical="true" draw:type="chevron" draw:modifiers="108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name="TextBox 19" draw:style-name="gr18" draw:text-style-name="P13" draw:layer="layout" svg:width="0.595cm" svg:height="0.727cm" svg:x="7.541cm" svg:y="12.502cm">
          <text:list text:style-name="L3">
            <text:list-header>
              <text:p text:style-name="P5"><text:span text:style-name="T8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19" draw:text-style-name="P13" draw:layer="layout" svg:width="0.596cm" svg:height="0.727cm" svg:x="3.373cm" svg:y="12.502cm">
          <text:list text:style-name="L3">
            <text:list-header>
              <text:p text:style-name="P5"><text:span text:style-name="T8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3" draw:style-name="gr20" draw:text-style-name="P13" draw:layer="layout" svg:width="0.595cm" svg:height="0.727cm" svg:x="3.175cm" svg:y="15.478cm">
          <text:list text:style-name="L3">
            <text:list-header>
              <text:p text:style-name="P5"><text:span text:style-name="T8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4" draw:style-name="gr21" draw:text-style-name="P13" draw:layer="layout" svg:width="0.595cm" svg:height="0.727cm" svg:x="7.739cm" svg:y="15.28cm">
          <text:list text:style-name="L3">
            <text:list-header>
              <text:p text:style-name="P5"><text:span text:style-name="T8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ight Bracket 25" draw:style-name="gr22" draw:text-style-name="P14" draw:layer="layout" svg:width="0.397cm" svg:height="4.762cm" svg:x="23.019cm" svg:y="12.502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glue-points="0 0 0 21600 21600 10800" draw:text-areas="0 ?f3 15150 ?f4" draw:type="right-bracket" draw:modifiers="15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position-x="right" draw:handle-position-y="$0" draw:handle-range-y-minimum="0" draw:handle-range-y-maximum="10800"/>
          </draw:enhanced-geometry>
        </draw:custom-shape>
        <draw:custom-shape draw:name="Left Bracket 26" draw:style-name="gr23" draw:text-style-name="P14" draw:layer="layout" svg:width="0.596cm" svg:height="4.961cm" svg:x="17.859cm" svg:y="12.502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glue-points="21600 0 0 10800 21600 21600" draw:text-areas="6350 ?f3 21600 ?f4" draw:type="left-bracket" draw:modifiers="21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position-x="left" draw:handle-position-y="$0" draw:handle-range-y-minimum="0" draw:handle-range-y-maximum="10800"/>
          </draw:enhanced-geometry>
        </draw:custom-shape>
        <draw:custom-shape draw:name="Left Brace 27" draw:style-name="gr24" draw:text-style-name="P14" draw:layer="layout" svg:width="0.397cm" svg:height="2.58cm" svg:x="13.295cm" svg:y="11.708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glue-points="21600 0 0 10800 21600 21600" draw:text-areas="13800 ?f9 21600 ?f10" draw:type="left-brace" draw:modifiers="27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position-x="10800" draw:handle-position-y="$0" draw:handle-range-y-minimum="0" draw:handle-range-y-maximum="5400"/>
            <draw:handle draw:handle-position="left $1" draw:handle-position-x="left" draw:handle-position-y="$1" draw:handle-range-y-minimum="0" draw:handle-range-y-maximum="21600"/>
          </draw:enhanced-geometry>
        </draw:custom-shape>
        <presentation:notes draw:style-name="dp3" presentation:use-date-time-name="dtd1">
          <draw:page-thumbnail draw:style-name="gr25" draw:layer="layout" svg:width="12.863cm" svg:height="9.644cm" svg:x="3.356cm" svg:y="1.658cm" draw:page-number="6" presentation:class="page"/>
          <draw:frame presentation:style-name="pr8" draw:text-style-name="P9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Linked Representation of Graph" draw:style-name="dp1" draw:master-page-name="Default" presentation:use-date-time-name="dtd1">
        <draw:frame presentation:style-name="pr9" draw:text-style-name="P3" draw:layer="layout" svg:width="20.505cm" svg:height="1.958cm" svg:x="2.116cm" svg:y="0.423cm" presentation:class="title" presentation:user-transformed="true">
          <draw:text-box>
            <text:list text:style-name="L3">
              <text:list-header>
                <text:p text:style-name="P5"><text:span text:style-name="T1">Linked Representation of Graph</text:span></text:p>
              </text:list-header>
            </text:list>
          </draw:text-box>
        </draw:frame>
        <draw:frame presentation:style-name="pr10" draw:text-style-name="P3" draw:layer="layout" svg:width="21.797cm" svg:height="12.502cm" svg:x="1.904cm" svg:y="3.175cm" presentation:class="outline" presentation:user-transformed="true">
          <draw:text-box>
            <text:list text:style-name="L5">
              <text:list-item>
                <text:p text:style-name="P7"><text:span text:style-name="T2">The sequential Representation of G in memory i.e by adjacency matrix has a number of major drawbacks.</text:span></text:p>
              </text:list-item>
              <text:list-item>
                <text:p text:style-name="P7"><text:span text:style-name="T2">First of all it may be difficult to insert and delete nodes in G. This is because the size of A may need to be changed and the nodes may need to reordered, so there may be many many changes in the matrix A. 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  <text:list text:style-name="L1">
              <text:list-header>
      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5"/>Adjacency List</text:span></text:p>
              </text:list-header>
            </text:list>
          </draw:text-box>
        </draw:frame>
        <draw:custom-shape draw:name="Rectangle 3" draw:style-name="gr26" draw:text-style-name="P14" xml:id="id1" draw:id="id1" draw:layer="layout" svg:width="3.77cm" svg:height="2.778cm" svg:x="3.969cm" svg:y="8.533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8" draw:style-name="gr3" draw:text-style-name="P11" draw:layer="layout" svg:x1="7.739cm" svg:y1="8.533cm" svg:x2="10.12cm" svg:y2="9.723cm">
          <text:p/>
        </draw:line>
        <draw:line draw:name="Straight Connector 9" draw:style-name="gr3" draw:text-style-name="P11" draw:layer="layout" svg:x1="7.739cm" svg:y1="11.311cm" svg:x2="10.147cm" svg:y2="9.723cm">
          <text:p/>
        </draw:line>
        <draw:connector draw:name="Straight Arrow Connector 19" draw:style-name="gr27" draw:text-style-name="P11" draw:layer="layout" draw:type="line" svg:x1="3.968cm" svg:y1="8.533cm" svg:x2="6.35cm" svg:y2="10.319cm" svg:d="M3968 8533l2382 1786" svg:viewBox="0 0 2383 1787">
          <text:p/>
        </draw:connector>
        <draw:line draw:name="Straight Connector 22" draw:style-name="gr3" draw:text-style-name="P11" draw:layer="layout" svg:x1="6.35cm" svg:y1="10.319cm" svg:x2="7.739cm" svg:y2="11.311cm">
          <text:p/>
        </draw:line>
        <draw:connector draw:name="Straight Arrow Connector 24" draw:style-name="gr27" draw:text-style-name="P11" draw:layer="layout" draw:type="line" svg:x1="7.739cm" svg:y1="8.533cm" svg:x2="9.328cm" svg:y2="9.328cm" svg:d="M7739 8533l1589 795" svg:viewBox="0 0 1590 796">
          <text:p/>
        </draw:connector>
        <draw:connector draw:name="Straight Arrow Connector 26" draw:style-name="gr27" draw:text-style-name="P11" draw:layer="layout" draw:type="line" svg:x1="10.12cm" svg:y1="9.723cm" svg:x2="8.929cm" svg:y2="10.518cm" svg:d="M10120 9723l-1191 795" svg:viewBox="0 0 1192 796">
          <text:p/>
        </draw:connector>
        <draw:connector draw:name="Straight Arrow Connector 28" draw:style-name="gr27" draw:text-style-name="P11" draw:layer="layout" draw:type="line" svg:x1="7.739cm" svg:y1="8.532cm" svg:x2="7.734cm" svg:y2="9.728cm" svg:d="M7739 8532l-5 1196" svg:viewBox="0 0 6 1197">
          <text:p/>
        </draw:connector>
        <draw:connector draw:name="Straight Arrow Connector 30" draw:style-name="gr27" draw:text-style-name="P11" draw:layer="layout" draw:type="line" svg:x1="3.969cm" svg:y1="8.533cm" svg:x2="6.946cm" svg:y2="8.538cm" svg:d="M3969 8533l2977 5" svg:viewBox="0 0 2978 6">
          <text:p/>
        </draw:connector>
        <draw:connector draw:name="Straight Arrow Connector 32" draw:style-name="gr27" draw:text-style-name="P11" draw:layer="layout" draw:type="line" svg:x1="3.969cm" svg:y1="8.532cm" svg:x2="3.969cm" svg:y2="9.922cm" draw:end-shape="id1" draw:end-glue-point="3" svg:d="M3969 8532v1390" svg:viewBox="0 0 1 1391">
          <text:p/>
        </draw:connector>
        <draw:connector draw:name="Straight Arrow Connector 36" draw:style-name="gr27" draw:text-style-name="P11" draw:layer="layout" draw:type="line" svg:x1="3.968cm" svg:y1="11.311cm" svg:x2="6.548cm" svg:y2="11.316cm" svg:d="M3968 11311l2580 5" svg:viewBox="0 0 2581 6">
          <text:p/>
        </draw:connector>
        <draw:custom-shape draw:name="TextBox 39" draw:style-name="gr28" draw:text-style-name="P13" draw:layer="layout" svg:width="0.794cm" svg:height="0.727cm" svg:x="3.175cm" svg:y="7.938cm">
          <text:list text:style-name="L3">
            <text:list-header>
              <text:p text:style-name="P5"><text:span text:style-name="T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1" draw:style-name="gr29" draw:text-style-name="P13" draw:layer="layout" svg:width="0.966cm" svg:height="0.727cm" svg:x="7.342cm" svg:y="7.739cm">
          <text:list text:style-name="L3">
            <text:list-header>
              <text:p text:style-name="P5"><text:span text:style-name="T8">D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name="TextBox 42" draw:style-name="gr30" draw:text-style-name="P13" draw:layer="layout" svg:width="0.794cm" svg:height="0.727cm" svg:x="3.175cm" svg:y="11.113cm">
          <text:list text:style-name="L3">
            <text:list-header>
              <text:p text:style-name="P5"><text:span text:style-name="T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31" draw:text-style-name="P13" draw:layer="layout" svg:width="0.794cm" svg:height="0.727cm" svg:x="7.144cm" svg:y="11.311cm">
          <text:list text:style-name="L3">
            <text:list-header>
              <text:p text:style-name="P5"><text:span text:style-name="T8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32" draw:text-style-name="P13" draw:layer="layout" svg:width="0.794cm" svg:height="0.727cm" svg:x="10.12cm" svg:y="9.525cm">
          <text:list text:style-name="L3">
            <text:list-header>
              <text:p text:style-name="P5"><text:span text:style-name="T8">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draw:layer="layout" svg:width="5.754cm" svg:height="6.926cm" svg:x="12.303cm" svg:y="7.54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6">
                  <text:list-header>
                    <text:p text:style-name="P15"><text:span text:style-name="T9">Node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5"><text:span text:style-name="T9">Adjac</text:span><text:span text:style-name="T9">ency </text:span><text:span text:style-name="T9">List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7">
                  <text:list-header>
                    <text:p text:style-name="P15"><text:span text:style-name="T10">A</text:span></text:p>
                  </text:list-header>
                </text:list>
              </table:table-cell>
              <table:table-cell table:style-name="ce4">
                <text:list text:continue-numbering="true" text:style-name="L7">
                  <text:list-header>
                    <text:p text:style-name="P15"><text:span text:style-name="T10">B,C,D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continue-numbering="true" text:style-name="L7">
                  <text:list-header>
                    <text:p text:style-name="P15"><text:span text:style-name="T10">B</text:span></text:p>
                  </text:list-header>
                </text:list>
              </table:table-cell>
              <table:table-cell table:style-name="ce6">
                <text:list text:continue-numbering="true" text:style-name="L7">
                  <text:list-header>
                    <text:p text:style-name="P15"><text:span text:style-name="T10">C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7">
                  <text:list-header>
                    <text:p text:style-name="P15"><text:span text:style-name="T10">C</text:span></text:p>
                  </text:list-header>
                </text:list>
              </table:table-cell>
              <table:table-cell table:style-name="ce8"/>
            </table:table-row>
            <table:table-row table:style-name="ro3">
              <table:table-cell table:style-name="ce9">
                <text:list text:continue-numbering="true" text:style-name="L7">
                  <text:list-header>
                    <text:p text:style-name="P15"><text:span text:style-name="T10">D</text:span></text:p>
                  </text:list-header>
                </text:list>
              </table:table-cell>
              <table:table-cell table:style-name="ce10">
                <text:list text:continue-numbering="true" text:style-name="L7">
                  <text:list-header>
                    <text:p text:style-name="P15"><text:span text:style-name="T10">C,E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7">
                  <text:list-header>
                    <text:p text:style-name="P15"><text:span text:style-name="T10">E</text:span></text:p>
                  </text:list-header>
                </text:list>
              </table:table-cell>
              <table:table-cell table:style-name="ce12">
                <text:list text:continue-numbering="true" text:style-name="L7">
                  <text:list-header>
                    <text:p text:style-name="P15"><text:span text:style-name="T10">C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863cm" svg:height="9.644cm" svg:x="3.355cm" svg:y="1.658cm" draw:page-number="7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1" draw:text-style-name="P19" draw:layer="layout" svg:width="21.798cm" svg:height="10.076cm" svg:x="1.984cm" svg:y="3.572cm" presentation:class="outline" presentation:user-transformed="true">
          <draw:text-box>
            <text:list text:style-name="L1">
              <text:list-header>
                <text:p text:style-name="P16"><text:span text:style-name="T11">Node List</text:span><text:span text:style-name="T12">: Each element in the list NODE will correspond to a node in G and it </text:span><text:span text:style-name="T12">will be a record of the form:</text:span></text:p>
              </text:list-header>
            </text:list>
            <text:list text:style-name="L5">
              <text:list-item>
                <text:p text:style-name="P17"><text:span text:style-name="T12">Here node will be the name or key value of the node, Next will be a pointer to </text:span><text:span text:style-name="T12">the next node in the list <text:s/>NODE and ADJ will be a pointer to the first element </text:span><text:span text:style-name="T12">in the adjacency list of the node, which is maintained in the edge list.</text:span></text:p>
              </text:list-item>
              <text:list-item>
                <text:p text:style-name="P17"><text:span text:style-name="T12">The shaded area indicates that there may be other information in the record, </text:span><text:span text:style-name="T12">such as the indegree INDEG of the node, the outdegree of the node, the status </text:span><text:span text:style-name="T12">of the node during the execution of an algorithm and so on. </text:span></text:p>
              </text:list-item>
            </text:list>
            <text:list text:style-name="L1">
              <text:list-header>
                <text:p text:style-name="P16"><text:span text:style-name="T11">Edge List:</text:span><text:span text:style-name="T13"> Each element in the list EDGE will correpsond to an edge and will be a record of </text:span><text:span text:style-name="T13">the form:</text:span></text:p>
                <text:p text:style-name="P16"/>
                <text:p text:style-name="P16"><text:span text:style-name="T13">The field DEST will point to the location in the list NODE of the destination or terminal node </text:span><text:span text:style-name="T13">of the edge. The field LINK will link together the edges with the same initial node that is </text:span><text:span text:style-name="T13">the nodes in the same adjacency list.</text:span></text:p>
                <text:p text:style-name="P18"/>
                <text:p text:style-name="P16"/>
                <text:p text:style-name="P16"><text:span text:style-name="T13"><text:tab/></text:span></text:p>
                <text:p text:style-name="P16"/>
                <text:p text:style-name="P16"/>
                <text:p text:style-name="P16"/>
              </text:list-header>
            </text:list>
          </draw:text-box>
        </draw:frame>
        <draw:frame draw:style-name="gr33" draw:layer="layout" svg:width="15.543cm" svg:height="1.014cm" svg:x="5.755cm" svg:y="2.183cm">
          <table:table>
            <table:table-column table:style-name="co3"/>
            <table:table-column table:style-name="co3"/>
            <table:table-column table:style-name="co4"/>
            <table:table-column table:style-name="co3"/>
            <table:table-row table:style-name="ro5">
              <table:table-cell table:style-name="ce13">
                <text:list text:style-name="L6">
                  <text:list-header>
                    <text:p text:style-name="P15"><text:span text:style-name="T9">NODE</text:span></text:p>
                  </text:list-header>
                </text:list>
              </table:table-cell>
              <table:table-cell table:style-name="ce14">
                <text:list text:continue-numbering="true" text:style-name="L6">
                  <text:list-header>
                    <text:p text:style-name="P15"><text:span text:style-name="T9">NEXT</text:span></text:p>
                  </text:list-header>
                </text:list>
              </table:table-cell>
              <table:table-cell table:style-name="ce15">
                <text:list text:continue-numbering="true" text:style-name="L6">
                  <text:list-header>
                    <text:p text:style-name="P15"><text:span text:style-name="T9">ADJ</text:span></text:p>
                  </text:list-header>
                </text:list>
              </table:table-cell>
              <table:table-cell table:style-name="ce16"/>
            </table:table-row>
          </table:table>
          <draw:image xlink:href="Pictures/TablePreview2.svm" xlink:type="simple" xlink:show="embed" xlink:actuate="onLoad"/>
        </draw:frame>
        <draw:frame draw:style-name="gr33" draw:layer="layout" svg:width="9.524cm" svg:height="1.031cm" svg:x="3.373cm" svg:y="13.097cm">
          <table:table>
            <table:table-column table:style-name="co5"/>
            <table:table-column table:style-name="co6"/>
            <table:table-row table:style-name="ro2">
              <table:table-cell table:style-name="ce17">
                <text:list text:style-name="L6">
                  <text:list-header>
                    <text:p text:style-name="P15"><text:span text:style-name="T9">DEST</text:span></text:p>
                  </text:list-header>
                </text:list>
              </table:table-cell>
              <table:table-cell table:style-name="ce18">
                <text:list text:continue-numbering="true" text:style-name="L6">
                  <text:list-header>
                    <text:p text:style-name="P15"><text:span text:style-name="T9">LINK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863cm" svg:height="9.644cm" svg:x="3.355cm" svg:y="1.658cm" draw:page-number="8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draw:style-name="gr33" draw:layer="layout" svg:width="6.825cm" svg:height="11.332cm" svg:x="2.778cm" svg:y="3.175cm">
          <table:table>
            <table:table-column table:style-name="co7"/>
            <table:table-column table:style-name="co8"/>
            <table:table-column table:style-name="co9"/>
            <table:table-row table:style-name="ro2">
              <table:table-cell table:style-name="ce19">
                <text:list text:style-name="L6">
                  <text:list-header>
                    <text:p text:style-name="P15"><text:span text:style-name="T9">NODE</text:span></text:p>
                  </text:list-header>
                </text:list>
              </table:table-cell>
              <table:table-cell table:style-name="ce20">
                <text:list text:continue-numbering="true" text:style-name="L6">
                  <text:list-header>
                    <text:p text:style-name="P15"><text:span text:style-name="T9">NEXT</text:span></text:p>
                  </text:list-header>
                </text:list>
              </table:table-cell>
              <table:table-cell table:style-name="ce21">
                <text:list text:continue-numbering="true" text:style-name="L6">
                  <text:list-header>
                    <text:p text:style-name="P15"><text:span text:style-name="T9">ADJ</text:span></text:p>
                  </text:list-header>
                </text:list>
              </table:table-cell>
            </table:table-row>
            <table:table-row table:style-name="ro3">
              <table:table-cell table:style-name="ce22"/>
              <table:table-cell table:style-name="ce23">
                <text:list text:style-name="L7">
                  <text:list-header>
                    <text:p text:style-name="P15"><text:span text:style-name="T10">3</text:span></text:p>
                  </text:list-header>
                </text:list>
              </table:table-cell>
              <table:table-cell table:style-name="ce24"/>
            </table:table-row>
            <table:table-row table:style-name="ro2">
              <table:table-cell table:style-name="ce25">
                <text:list text:continue-numbering="true" text:style-name="L7">
                  <text:list-header>
                    <text:p text:style-name="P15"><text:span text:style-name="T10">C</text:span></text:p>
                  </text:list-header>
                </text:list>
              </table:table-cell>
              <table:table-cell table:style-name="ce26">
                <text:list text:continue-numbering="true" text:style-name="L7">
                  <text:list-header>
                    <text:p text:style-name="P15"><text:span text:style-name="T10">9</text:span></text:p>
                  </text:list-header>
                </text:list>
              </table:table-cell>
              <table:table-cell table:style-name="ce27">
                <text:list text:continue-numbering="true" text:style-name="L7">
                  <text:list-header>
                    <text:p text:style-name="P15"><text:span text:style-name="T10">0</text:span></text:p>
                  </text:list-header>
                </text:list>
              </table:table-cell>
            </table:table-row>
            <table:table-row table:style-name="ro2">
              <table:table-cell table:style-name="ce28"/>
              <table:table-cell table:style-name="ce29">
                <text:list text:continue-numbering="true" text:style-name="L7">
                  <text:list-header>
                    <text:p text:style-name="P15"><text:span text:style-name="T10">8</text:span></text:p>
                  </text:list-header>
                </text:list>
              </table:table-cell>
              <table:table-cell table:style-name="ce30"/>
            </table:table-row>
            <table:table-row table:style-name="ro6">
              <table:table-cell table:style-name="ce31">
                <text:list text:continue-numbering="true" text:style-name="L7">
                  <text:list-header>
                    <text:p text:style-name="P15"><text:span text:style-name="T10">A</text:span></text:p>
                  </text:list-header>
                </text:list>
              </table:table-cell>
              <table:table-cell table:style-name="ce32">
                <text:list text:continue-numbering="true" text:style-name="L7">
                  <text:list-header>
                    <text:p text:style-name="P15"><text:span text:style-name="T10">7</text:span></text:p>
                  </text:list-header>
                </text:list>
              </table:table-cell>
              <table:table-cell table:style-name="ce33">
                <text:list text:continue-numbering="true" text:style-name="L7">
                  <text:list-header>
                    <text:p text:style-name="P15"><text:span text:style-name="T10">3</text:span></text:p>
                  </text:list-header>
                </text:list>
              </table:table-cell>
            </table:table-row>
            <table:table-row table:style-name="ro7">
              <table:table-cell table:style-name="ce34"/>
              <table:table-cell table:style-name="ce35">
                <text:list text:continue-numbering="true" text:style-name="L7">
                  <text:list-header>
                    <text:p text:style-name="P15"><text:span text:style-name="T10">1</text:span></text:p>
                  </text:list-header>
                </text:list>
              </table:table-cell>
              <table:table-cell table:style-name="ce36"/>
            </table:table-row>
            <table:table-row table:style-name="ro6">
              <table:table-cell table:style-name="ce37">
                <text:list text:continue-numbering="true" text:style-name="L7">
                  <text:list-header>
                    <text:p text:style-name="P15"><text:span text:style-name="T10">E</text:span></text:p>
                  </text:list-header>
                </text:list>
              </table:table-cell>
              <table:table-cell table:style-name="ce38">
                <text:list text:continue-numbering="true" text:style-name="L7">
                  <text:list-header>
                    <text:p text:style-name="P15"><text:span text:style-name="T10">0</text:span></text:p>
                  </text:list-header>
                </text:list>
              </table:table-cell>
              <table:table-cell table:style-name="ce39">
                <text:list text:continue-numbering="true" text:style-name="L7">
                  <text:list-header>
                    <text:p text:style-name="P15"><text:span text:style-name="T10">11</text:span></text:p>
                  </text:list-header>
                </text:list>
              </table:table-cell>
            </table:table-row>
            <table:table-row table:style-name="ro2">
              <table:table-cell table:style-name="ce40">
                <text:list text:continue-numbering="true" text:style-name="L7">
                  <text:list-header>
                    <text:p text:style-name="P15"><text:span text:style-name="T10">B</text:span></text:p>
                  </text:list-header>
                </text:list>
              </table:table-cell>
              <table:table-cell table:style-name="ce41">
                <text:list text:continue-numbering="true" text:style-name="L7">
                  <text:list-header>
                    <text:p text:style-name="P15"><text:span text:style-name="T10">2</text:span></text:p>
                  </text:list-header>
                </text:list>
              </table:table-cell>
              <table:table-cell table:style-name="ce42">
                <text:list text:continue-numbering="true" text:style-name="L7">
                  <text:list-header>
                    <text:p text:style-name="P15"><text:span text:style-name="T10">6</text:span></text:p>
                  </text:list-header>
                </text:list>
              </table:table-cell>
            </table:table-row>
            <table:table-row table:style-name="ro2">
              <table:table-cell table:style-name="ce43"/>
              <table:table-cell table:style-name="ce44">
                <text:list text:continue-numbering="true" text:style-name="L7">
                  <text:list-header>
                    <text:p text:style-name="P15"><text:span text:style-name="T10">10</text:span></text:p>
                  </text:list-header>
                </text:list>
              </table:table-cell>
              <table:table-cell table:style-name="ce45"/>
            </table:table-row>
            <table:table-row table:style-name="ro3">
              <table:table-cell table:style-name="ce46">
                <text:list text:continue-numbering="true" text:style-name="L7">
                  <text:list-header>
                    <text:p text:style-name="P15"><text:span text:style-name="T10">D</text:span></text:p>
                  </text:list-header>
                </text:list>
              </table:table-cell>
              <table:table-cell table:style-name="ce47">
                <text:list text:continue-numbering="true" text:style-name="L7">
                  <text:list-header>
                    <text:p text:style-name="P15"><text:span text:style-name="T10">6</text:span></text:p>
                  </text:list-header>
                </text:list>
              </table:table-cell>
              <table:table-cell table:style-name="ce48">
                <text:list text:continue-numbering="true" text:style-name="L7">
                  <text:list-header>
                    <text:p text:style-name="P15"><text:span text:style-name="T10">1</text:span></text:p>
                  </text:list-header>
                </text:list>
              </table:table-cell>
            </table:table-row>
            <table:table-row table:style-name="ro2">
              <table:table-cell table:style-name="ce49"/>
              <table:table-cell table:style-name="ce50">
                <text:list text:continue-numbering="true" text:style-name="L7">
                  <text:list-header>
                    <text:p text:style-name="P15"><text:span text:style-name="T10">0</text:span></text:p>
                  </text:list-header>
                </text:list>
              </table:table-cell>
              <table:table-cell table:style-name="ce51"/>
            </table:table-row>
          </table:table>
          <draw:image xlink:href="Pictures/TablePreview4.svm" xlink:type="simple" xlink:show="embed" xlink:actuate="onLoad"/>
        </draw:frame>
        <draw:frame draw:style-name="gr33" draw:layer="layout" svg:width="5.556cm" svg:height="13.378cm" svg:x="11.906cm" svg:y="2.381cm">
          <table:table>
            <table:table-column table:style-name="co10"/>
            <table:table-column table:style-name="co11"/>
            <table:table-row table:style-name="ro2">
              <table:table-cell table:style-name="ce52">
                <text:list text:style-name="L6">
                  <text:list-header>
                    <text:p text:style-name="P15"><text:span text:style-name="T9">DEST</text:span></text:p>
                  </text:list-header>
                </text:list>
              </table:table-cell>
              <table:table-cell table:style-name="ce53">
                <text:list text:continue-numbering="true" text:style-name="L6">
                  <text:list-header>
                    <text:p text:style-name="P15"><text:span text:style-name="T9">LINK</text:span></text:p>
                  </text:list-header>
                </text:list>
              </table:table-cell>
            </table:table-row>
            <table:table-row table:style-name="ro6">
              <table:table-cell table:style-name="ce54">
                <text:list text:style-name="L7">
                  <text:list-header>
                    <text:p text:style-name="P15"><text:span text:style-name="T10">2 <text:s/>(c )</text:span></text:p>
                  </text:list-header>
                </text:list>
              </table:table-cell>
              <table:table-cell table:style-name="ce55">
                <text:list text:continue-numbering="true" text:style-name="L7">
                  <text:list-header>
                    <text:p text:style-name="P15"><text:span text:style-name="T10">7</text:span></text:p>
                  </text:list-header>
                </text:list>
              </table:table-cell>
            </table:table-row>
            <table:table-row table:style-name="ro7">
              <table:table-cell table:style-name="ce56"/>
              <table:table-cell table:style-name="ce57">
                <text:list text:continue-numbering="true" text:style-name="L7">
                  <text:list-header>
                    <text:p text:style-name="P15"><text:span text:style-name="T10">5</text:span></text:p>
                  </text:list-header>
                </text:list>
              </table:table-cell>
            </table:table-row>
            <table:table-row table:style-name="ro2">
              <table:table-cell table:style-name="ce58">
                <text:list text:style-name="L8">
                  <text:list-item>
                    <text:p text:style-name="P20"><text:span text:style-name="T10">(B) </text:span></text:p>
                  </text:list-item>
                </text:list>
              </table:table-cell>
              <table:table-cell table:style-name="ce59">
                <text:list text:style-name="L7">
                  <text:list-header>
                    <text:p text:style-name="P15"><text:span text:style-name="T10">10</text:span></text:p>
                  </text:list-header>
                </text:list>
              </table:table-cell>
            </table:table-row>
            <table:table-row table:style-name="ro6">
              <table:table-cell table:style-name="ce60">
                <text:list text:continue-numbering="true" text:style-name="L7">
                  <text:list-header>
                    <text:p text:style-name="P15"><text:span text:style-name="T10">9 <text:s text:c="2"/>(D)</text:span></text:p>
                  </text:list-header>
                </text:list>
              </table:table-cell>
              <table:table-cell table:style-name="ce61">
                <text:list text:continue-numbering="true" text:style-name="L7">
                  <text:list-header>
                    <text:p text:style-name="P15"><text:span text:style-name="T10">0</text:span></text:p>
                  </text:list-header>
                </text:list>
              </table:table-cell>
            </table:table-row>
            <table:table-row table:style-name="ro2">
              <table:table-cell table:style-name="ce62"/>
              <table:table-cell table:style-name="ce63">
                <text:list text:continue-numbering="true" text:style-name="L7">
                  <text:list-header>
                    <text:p text:style-name="P15"><text:span text:style-name="T10">8</text:span></text:p>
                  </text:list-header>
                </text:list>
              </table:table-cell>
            </table:table-row>
            <table:table-row table:style-name="ro3">
              <table:table-cell table:style-name="ce64">
                <text:list text:continue-numbering="true" text:style-name="L7">
                  <text:list-header>
                    <text:p text:style-name="P15"><text:span text:style-name="T10">2 <text:s text:c="2"/>(C)</text:span></text:p>
                  </text:list-header>
                </text:list>
              </table:table-cell>
              <table:table-cell table:style-name="ce65">
                <text:list text:continue-numbering="true" text:style-name="L7">
                  <text:list-header>
                    <text:p text:style-name="P15"><text:span text:style-name="T10">0</text:span></text:p>
                  </text:list-header>
                </text:list>
              </table:table-cell>
            </table:table-row>
            <table:table-row table:style-name="ro2">
              <table:table-cell table:style-name="ce66">
                <text:list text:continue-numbering="true" text:style-name="L7">
                  <text:list-header>
                    <text:p text:style-name="P15"><text:span text:style-name="T10">6 <text:s/>(E)</text:span></text:p>
                  </text:list-header>
                </text:list>
              </table:table-cell>
              <table:table-cell table:style-name="ce67">
                <text:list text:continue-numbering="true" text:style-name="L7">
                  <text:list-header>
                    <text:p text:style-name="P15"><text:span text:style-name="T10">0</text:span></text:p>
                  </text:list-header>
                </text:list>
              </table:table-cell>
            </table:table-row>
            <table:table-row table:style-name="ro2">
              <table:table-cell table:style-name="ce68"/>
              <table:table-cell table:style-name="ce69">
                <text:list text:continue-numbering="true" text:style-name="L7">
                  <text:list-header>
                    <text:p text:style-name="P15"><text:span text:style-name="T10">9</text:span></text:p>
                  </text:list-header>
                </text:list>
              </table:table-cell>
            </table:table-row>
            <table:table-row table:style-name="ro3">
              <table:table-cell table:style-name="ce70"/>
              <table:table-cell table:style-name="ce71">
                <text:list text:continue-numbering="true" text:style-name="L7">
                  <text:list-header>
                    <text:p text:style-name="P15"><text:span text:style-name="T10">12</text:span></text:p>
                  </text:list-header>
                </text:list>
              </table:table-cell>
            </table:table-row>
            <table:table-row table:style-name="ro2">
              <table:table-cell table:style-name="ce72">
                <text:list text:continue-numbering="true" text:style-name="L7">
                  <text:list-header>
                    <text:p text:style-name="P15"><text:span text:style-name="T10">2 <text:s/>(C)</text:span></text:p>
                  </text:list-header>
                </text:list>
              </table:table-cell>
              <table:table-cell table:style-name="ce73">
                <text:list text:continue-numbering="true" text:style-name="L7">
                  <text:list-header>
                    <text:p text:style-name="P15"><text:span text:style-name="T10">4</text:span></text:p>
                  </text:list-header>
                </text:list>
              </table:table-cell>
            </table:table-row>
            <table:table-row table:style-name="ro8">
              <table:table-cell table:style-name="ce74">
                <text:list text:continue-numbering="true" text:style-name="L7">
                  <text:list-header>
                    <text:p text:style-name="P15"><text:span text:style-name="T10">2 <text:s/>(C)</text:span></text:p>
                  </text:list-header>
                </text:list>
              </table:table-cell>
              <table:table-cell table:style-name="ce75">
                <text:list text:continue-numbering="true" text:style-name="L7">
                  <text:list-header>
                    <text:p text:style-name="P15"><text:span text:style-name="T10">0</text:span></text:p>
                  </text:list-header>
                </text:list>
              </table:table-cell>
            </table:table-row>
            <table:table-row table:style-name="ro9">
              <table:table-cell table:style-name="ce76"/>
              <table:table-cell table:style-name="ce77">
                <text:list text:continue-numbering="true" text:style-name="L7">
                  <text:list-header>
                    <text:p text:style-name="P15"><text:span text:style-name="T10">0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5" draw:style-name="gr34" draw:text-style-name="P13" draw:layer="layout" svg:width="1.19cm" svg:height="12.453cm" svg:x="10.319cm" svg:y="3.373cm">
          <text:list text:style-name="L3">
            <text:list-header>
              <text:p text:style-name="P5"><text:span text:style-name="T14">1</text:span></text:p>
              <text:p text:style-name="P5"><text:span text:style-name="T14"><text:s text:c="3"/>2</text:span></text:p>
              <text:p text:style-name="P5"><text:span text:style-name="T14">3</text:span></text:p>
              <text:p text:style-name="P5"><text:span text:style-name="T14">4</text:span></text:p>
              <text:p text:style-name="P5"><text:span text:style-name="T14">5</text:span></text:p>
              <text:p text:style-name="P5"><text:span text:style-name="T14"/></text:p>
              <text:p text:style-name="P5"><text:span text:style-name="T14">6</text:span></text:p>
              <text:p text:style-name="P5"><text:span text:style-name="T14">7</text:span></text:p>
              <text:p text:style-name="P5"><text:span text:style-name="T14"/></text:p>
              <text:p text:style-name="P5"><text:span text:style-name="T14">8</text:span></text:p>
              <text:p text:style-name="P5"><text:span text:style-name="T14">9</text:span></text:p>
              <text:p text:style-name="P5"><text:span text:style-name="T14"/></text:p>
              <text:p text:style-name="P5"><text:span text:style-name="T14">10</text:span></text:p>
              <text:p text:style-name="P5"><text:span text:style-name="T14">11</text:span></text:p>
              <text:p text:style-name="P5"><text:span text:style-name="T14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35" draw:text-style-name="P13" draw:layer="layout" svg:width="2.183cm" svg:height="1.785cm" svg:x="0.595cm" svg:y="3.572cm">
          <text:list text:style-name="L3">
            <text:list-header>
              <text:p text:style-name="P5"><text:span text:style-name="T14">Start=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36" draw:text-style-name="P13" draw:layer="layout" svg:width="1.389cm" svg:height="10.167cm" svg:x="1.588cm" svg:y="4.366cm">
          <text:list text:style-name="L3">
            <text:list-header>
              <text:p text:style-name="P5"><text:span text:style-name="T14">1</text:span></text:p>
              <text:p text:style-name="P5"><text:span text:style-name="T14">2</text:span></text:p>
              <text:p text:style-name="P5"><text:span text:style-name="T14"/></text:p>
              <text:p text:style-name="P5"><text:span text:style-name="T14">3</text:span></text:p>
              <text:p text:style-name="P5"><text:span text:style-name="T14">4</text:span></text:p>
              <text:p text:style-name="P5"><text:span text:style-name="T14">5</text:span></text:p>
              <text:p text:style-name="P5"><text:span text:style-name="T14"/></text:p>
              <text:p text:style-name="P5"><text:span text:style-name="T14">6</text:span></text:p>
              <text:p text:style-name="P5"><text:span text:style-name="T14">7</text:span></text:p>
              <text:p text:style-name="P5"><text:span text:style-name="T14">8</text:span></text:p>
              <text:p text:style-name="P5"><text:span text:style-name="T14"/></text:p>
              <text:p text:style-name="P5"><text:span text:style-name="T14">9</text:span></text:p>
              <text:p text:style-name="P5"><text:span text:style-name="T14"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863cm" svg:height="9.644cm" svg:x="3.355cm" svg:y="1.658cm" draw:page-number="9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Traversing a graph" draw:style-name="dp1" draw:master-page-name="Default" presentation:use-date-time-name="dtd1">
        <draw:frame presentation:style-name="pr11" draw:text-style-name="P3" draw:layer="layout" svg:width="12.171cm" svg:height="1.363cm" svg:x="2.116cm" svg:y="0.422cm" presentation:class="title" presentation:user-transformed="true">
          <draw:text-box>
            <text:list text:style-name="L3">
              <text:list-header>
                <text:p text:style-name="P5"><text:span text:style-name="T1">Traversing a graph</text:span></text:p>
              </text:list-header>
            </text:list>
          </draw:text-box>
        </draw:frame>
        <draw:frame presentation:style-name="pr12" draw:text-style-name="P3" draw:layer="layout" svg:width="21.396cm" svg:height="14.349cm" svg:x="1.905cm" svg:y="3.174cm" presentation:class="outline" presentation:user-transformed="true">
          <draw:text-box>
            <text:list text:style-name="L5">
              <text:list-item>
                <text:p text:style-name="P7"><text:span text:style-name="T2">Breadth First Search: The BFS will use a queue as an auxiliary structure to hold nodes for future processing</text:span></text:p>
              </text:list-item>
              <text:list-item>
                <text:p text:style-name="P7"><text:span text:style-name="T2">Depth First Search: The DFS will use a stack.</text:span></text:p>
              </text:list-item>
            </text:list>
            <text:list text:style-name="L1">
              <text:list-header>
                <text:p text:style-name="P6"><text:span text:style-name="T2">During the execution of our algorithms, each node N of G will be in one of the three states called STATUS of N as Follows:</text:span></text:p>
              </text:list-header>
            </text:list>
            <text:list text:style-name="L2">
              <text:list-item>
                <text:p text:style-name="P7"><text:span text:style-name="T2">STATUS=1 (Ready State). The initial state of the node N.</text:span></text:p>
              </text:list-item>
              <text:list-item>
                <text:p text:style-name="P7"><text:span text:style-name="T2">STATUS=2 (Waiting State). The node N is on the queue or stack, waiting to be processed.</text:span></text:p>
              </text:list-item>
              <text:list-item>
                <text:p text:style-name="P7"><text:span text:style-name="T2"><text:s/>STATUS=3 (Processed State). The node N has been processed.</text:span></text:p>
              </text:list-item>
            </text:list>
            <text:list text:style-name="L5">
              <text:list-header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10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BFS" draw:style-name="dp1" draw:master-page-name="Default" presentation:use-date-time-name="dtd1">
        <draw:frame presentation:style-name="pr13" draw:text-style-name="P3" draw:layer="layout" svg:width="6.217cm" svg:height="2.355cm" svg:x="2.116cm" svg:y="0.422cm" presentation:class="title" presentation:user-transformed="true">
          <draw:text-box>
            <text:list text:style-name="L3">
              <text:list-header>
                <text:p text:style-name="P5"><text:span text:style-name="T1">BFS</text:span></text:p>
              </text:list-header>
            </text:list>
          </draw:text-box>
        </draw:frame>
        <draw:frame presentation:style-name="pr14" draw:text-style-name="P3" draw:layer="layout" svg:width="21.996cm" svg:height="11.152cm" svg:x="1.905cm" svg:y="3.175cm" presentation:class="outline" presentation:user-transformed="true">
          <draw:text-box>
            <text:list text:style-name="L5">
              <text:list-item>
                <text:p text:style-name="P21"><text:span text:style-name="T15">The general idea behind a BFS beginning at a starting node is as follows. First we examine the starting node A. then we examine all the neighbors of A. then we examine all the neighbors of the neighbors of A and so on. </text:span></text:p>
              </text:list-item>
              <text:list-item>
                <text:p text:style-name="P21"><text:span text:style-name="T15">We need to keep a track of the neighbors of a node and we need to guarantee that no node is processed more than once. This is accomplished by using a queue to hold node that are waiting to be processed and by using a field STATUS which tells us the current state of any node.</text:span><text:span text:style-name="T16"> </text:span></text:p>
              </text:list-item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11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Algorithm" draw:style-name="dp1" draw:master-page-name="Default" presentation:use-date-time-name="dtd1">
        <draw:frame presentation:style-name="pr15" draw:text-style-name="P3" draw:layer="layout" svg:width="12.369cm" svg:height="2.157cm" svg:x="2.116cm" svg:y="0.422cm" presentation:class="title" presentation:user-transformed="true">
          <draw:text-box>
            <text:list text:style-name="L3">
              <text:list-header>
                <text:p text:style-name="P5"><text:span text:style-name="T1">Algorithm</text:span></text:p>
              </text:list-header>
            </text:list>
          </draw:text-box>
        </draw:frame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9">
              <text:list-item>
                <text:p text:style-name="P22"><text:span text:style-name="T2">Initialize all nodes to the ready state( STATUS=1)</text:span></text:p>
              </text:list-item>
              <text:list-item>
                <text:p text:style-name="P22"><text:span text:style-name="T2">Put the starting <text:s/>node A in QUEUE and change its status to the waiting state(STATUS=2)</text:span></text:p>
              </text:list-item>
              <text:list-item>
                <text:p text:style-name="P22"><text:span text:style-name="T2">Repeat Steps 4 and 5 until Queue is empty</text:span></text:p>
              </text:list-item>
              <text:list-item>
                <text:p text:style-name="P22"><text:span text:style-name="T2">Remove the front node N of queue. Process N and change the status of N to the processed state( STATUS=3)</text:span></text:p>
              </text:list-item>
              <text:list-item>
                <text:p text:style-name="P22"><text:span text:style-name="T2">Add to the rear of queue all the neighbors of N that are in the steady state( Status =1) and change their status to the waiting state( Status =2)</text:span></text:p>
              </text:list-item>
              <text:list-item>
                <text:p text:style-name="P22"><text:span text:style-name="T2">Exit</text:span></text:p>
                <text:p text:style-name="P2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12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16" draw:text-style-name="P3" draw:layer="layout" svg:width="19.646cm" svg:height="5.754cm" svg:x="0.992cm" svg:y="13.772cm" presentation:class="outline" presentation:user-transformed="true">
          <draw:text-box>
            <text:list text:style-name="L1">
              <text:list-header>
                <text:p text:style-name="P23"><text:span text:style-name="T1"><text:tab/></text:span><text:span text:style-name="T1"><text:tab/></text:span><text:span text:style-name="T1"><text:tab/></text:span><text:span text:style-name="T1"><text:tab/></text:span></text:p>
                <text:p text:style-name="P23"><text:span text:style-name="T17"><text:tab/></text:span><text:span text:style-name="T17"><text:tab/></text:span></text:p>
                <text:p text:style-name="P23"><text:span text:style-name="T17"><text:tab/></text:span><text:span text:style-name="T17"><text:tab/></text:span><text:span text:style-name="T17"><text:tab/></text:span></text:p>
              </text:list-header>
            </text:list>
          </draw:text-box>
        </draw:frame>
        <draw:custom-shape draw:name="Rectangle 3" draw:style-name="gr37" draw:text-style-name="P13" xml:id="id2" draw:id="id2" draw:layer="layout" svg:width="7.342cm" svg:height="3.572cm" svg:x="4.366cm" svg:y="6.35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" draw:style-name="gr3" draw:text-style-name="P11" draw:layer="layout" svg:x1="4.366cm" svg:y1="6.35cm" svg:x2="7.739cm" svg:y2="3.77cm">
          <text:p/>
        </draw:line>
        <draw:line draw:name="Straight Connector 7" draw:style-name="gr3" draw:text-style-name="P11" draw:layer="layout" svg:x1="7.739cm" svg:y1="3.77cm" svg:x2="11.708cm" svg:y2="6.35cm">
          <text:p/>
        </draw:line>
        <draw:line draw:name="Straight Connector 11" draw:style-name="gr3" draw:text-style-name="P11" draw:layer="layout" svg:x1="4.366cm" svg:y1="9.922cm" svg:x2="5.556cm" svg:y2="11.708cm">
          <text:p/>
        </draw:line>
        <draw:line draw:name="Straight Connector 15" draw:style-name="gr3" draw:text-style-name="P11" draw:layer="layout" svg:x1="11.707cm" svg:y1="9.922cm" svg:x2="10.318cm" svg:y2="11.708cm">
          <text:p/>
        </draw:line>
        <draw:line draw:name="Straight Connector 17" draw:style-name="gr3" draw:text-style-name="P11" draw:layer="layout" svg:x1="5.556cm" svg:y1="11.708cm" svg:x2="10.319cm" svg:y2="11.712cm">
          <text:p/>
        </draw:line>
        <draw:line draw:name="Straight Connector 20" draw:style-name="gr3" draw:text-style-name="P11" draw:layer="layout" svg:x1="7.739cm" svg:y1="3.77cm" svg:x2="7.735cm" svg:y2="9.926cm">
          <text:p/>
        </draw:line>
        <draw:line draw:name="Straight Connector 22" draw:style-name="gr3" draw:text-style-name="P11" draw:layer="layout" svg:x1="5.556cm" svg:y1="11.708cm" svg:x2="7.739cm" svg:y2="9.922cm">
          <text:p/>
        </draw:line>
        <draw:line draw:name="Straight Connector 24" draw:style-name="gr3" draw:text-style-name="P11" draw:layer="layout" svg:x1="7.739cm" svg:y1="9.922cm" svg:x2="10.319cm" svg:y2="11.708cm">
          <text:p/>
        </draw:line>
        <draw:line draw:name="Straight Connector 27" draw:style-name="gr3" draw:text-style-name="P11" draw:layer="layout" svg:x1="4.364cm" svg:y1="9.922cm" svg:x2="7.737cm" svg:y2="6.35cm">
          <text:p/>
        </draw:line>
        <draw:line draw:name="Straight Connector 29" draw:style-name="gr3" draw:text-style-name="P11" draw:layer="layout" svg:x1="7.739cm" svg:y1="6.35cm" svg:x2="11.708cm" svg:y2="9.922cm">
          <text:p/>
        </draw:line>
        <draw:connector draw:name="Straight Arrow Connector 33" draw:style-name="gr27" draw:text-style-name="P11" draw:layer="layout" draw:type="line" svg:x1="7.739cm" svg:y1="3.767cm" svg:x2="5.953cm" svg:y2="5.157cm" svg:d="M7739 3767l-1786 1390" svg:viewBox="0 0 1787 1391">
          <text:p/>
        </draw:connector>
        <draw:connector draw:name="Straight Arrow Connector 35" draw:style-name="gr27" draw:text-style-name="P11" draw:layer="layout" draw:type="line" svg:x1="7.738cm" svg:y1="3.77cm" svg:x2="10.12cm" svg:y2="5.359cm" svg:d="M7738 3770l2382 1589" svg:viewBox="0 0 2383 1590">
          <text:p/>
        </draw:connector>
        <draw:connector draw:name="Straight Arrow Connector 37" draw:style-name="gr27" draw:text-style-name="P11" draw:layer="layout" draw:type="line" svg:x1="7.739cm" svg:y1="3.77cm" svg:x2="7.734cm" svg:y2="5.556cm" svg:d="M7739 3770l-5 1786" svg:viewBox="0 0 6 1787">
          <text:p/>
        </draw:connector>
        <draw:connector draw:name="Straight Arrow Connector 39" draw:style-name="gr27" draw:text-style-name="P11" draw:layer="layout" draw:type="line" svg:x1="8.037cm" svg:y1="6.35cm" svg:x2="5.754cm" svg:y2="6.345cm" draw:start-shape="id2" draw:start-glue-point="0" svg:d="M8037 6350l-2283-5" svg:viewBox="0 0 2284 6">
          <text:p/>
        </draw:connector>
        <draw:connector draw:name="Straight Arrow Connector 41" draw:style-name="gr27" draw:text-style-name="P11" draw:layer="layout" draw:type="line" svg:x1="11.708cm" svg:y1="6.354cm" svg:x2="8.929cm" svg:y2="6.349cm" svg:d="M11708 6354l-2779-5" svg:viewBox="0 0 2780 6">
          <text:p/>
        </draw:connector>
        <draw:connector draw:name="Straight Arrow Connector 43" draw:style-name="gr27" draw:text-style-name="P11" draw:layer="layout" draw:type="line" svg:x1="7.739cm" svg:y1="9.921cm" svg:x2="7.737cm" svg:y2="7.737cm" svg:d="M7739 9921l-2-2184" svg:viewBox="0 0 3 2185">
          <text:p/>
        </draw:connector>
        <draw:connector draw:name="Straight Arrow Connector 47" draw:style-name="gr27" draw:text-style-name="P11" draw:layer="layout" draw:type="line" svg:x1="11.708cm" svg:y1="9.921cm" svg:x2="8.135cm" svg:y2="6.745cm" svg:d="M11708 9921l-3573-3176" svg:viewBox="0 0 3574 3177">
          <text:p/>
        </draw:connector>
        <draw:connector draw:name="Straight Arrow Connector 50" draw:style-name="gr27" draw:text-style-name="P11" draw:layer="layout" draw:type="line" svg:x1="4.363cm" svg:y1="9.922cm" svg:x2="6.745cm" svg:y2="7.341cm" svg:d="M4363 9922l2382-2581" svg:viewBox="0 0 2383 2582">
          <text:p/>
        </draw:connector>
        <draw:connector draw:name="Straight Arrow Connector 53" draw:style-name="gr27" draw:text-style-name="P11" draw:layer="layout" draw:type="line" svg:x1="10.319cm" svg:y1="11.707cm" svg:x2="8.533cm" svg:y2="10.515cm" svg:d="M10319 11707l-1786-1192" svg:viewBox="0 0 1787 1193">
          <text:p/>
        </draw:connector>
        <draw:connector draw:name="Straight Arrow Connector 57" draw:style-name="gr27" draw:text-style-name="P11" draw:layer="layout" draw:type="line" svg:x1="11.509cm" svg:y1="9.926cm" svg:x2="9.326cm" svg:y2="9.921cm" svg:d="M11509 9926l-2183-5" svg:viewBox="0 0 2184 6">
          <text:p/>
        </draw:connector>
        <draw:connector draw:name="Straight Arrow Connector 61" draw:style-name="gr27" draw:text-style-name="P11" draw:layer="layout" draw:type="line" svg:x1="8.037cm" svg:y1="9.922cm" svg:x2="6.15cm" svg:y2="9.927cm" draw:start-shape="id2" draw:start-glue-point="2" svg:d="M8037 9922l-1887 5" svg:viewBox="0 0 1888 6">
          <text:p/>
        </draw:connector>
        <draw:connector draw:name="Straight Arrow Connector 63" draw:style-name="gr27" draw:text-style-name="P11" draw:layer="layout" draw:type="line" svg:x1="4.365cm" svg:y1="6.349cm" svg:x2="4.359cm" svg:y2="8.533cm" svg:d="M4365 6349l-6 2184" svg:viewBox="0 0 7 2185">
          <text:p/>
        </draw:connector>
        <draw:connector draw:name="Straight Arrow Connector 65" draw:style-name="gr27" draw:text-style-name="P11" draw:layer="layout" draw:type="line" svg:x1="11.707cm" svg:y1="6.35cm" svg:x2="11.708cm" svg:y2="8.136cm" draw:end-shape="id2" draw:end-glue-point="1" svg:d="M11707 6350l1 1786" svg:viewBox="0 0 2 1787">
          <text:p/>
        </draw:connector>
        <draw:connector draw:name="Straight Arrow Connector 67" draw:style-name="gr27" draw:text-style-name="P11" draw:layer="layout" draw:type="line" svg:x1="5.555cm" svg:y1="11.707cm" svg:x2="4.761cm" svg:y2="10.515cm" svg:d="M5555 11707l-794-1192" svg:viewBox="0 0 795 1193">
          <text:p/>
        </draw:connector>
        <draw:connector draw:name="Straight Arrow Connector 69" draw:style-name="gr27" draw:text-style-name="P11" draw:layer="layout" draw:type="line" svg:x1="10.319cm" svg:y1="11.707cm" svg:x2="11.312cm" svg:y2="10.515cm" svg:d="M10319 11707l993-1192" svg:viewBox="0 0 994 1193">
          <text:p/>
        </draw:connector>
        <draw:connector draw:name="Straight Arrow Connector 71" draw:style-name="gr27" draw:text-style-name="P11" draw:layer="layout" draw:type="line" svg:x1="6.152cm" svg:y1="11.708cm" svg:x2="8.137cm" svg:y2="11.713cm" svg:d="M6152 11708l1985 5" svg:viewBox="0 0 1986 6">
          <text:p/>
        </draw:connector>
        <draw:custom-shape draw:name="TextBox 74" draw:style-name="gr38" draw:text-style-name="P13" draw:layer="layout" svg:width="0.794cm" svg:height="0.854cm" svg:x="6.747cm" svg:y="3.373cm">
          <text:list text:style-name="L3">
            <text:list-header>
              <text:p text:style-name="P5"><text:span text:style-name="T1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6" draw:style-name="gr39" draw:text-style-name="P13" draw:layer="layout" svg:width="0.794cm" svg:height="0.854cm" svg:x="3.572cm" svg:y="5.358cm">
          <text:list text:style-name="L3">
            <text:list-header>
              <text:p text:style-name="P5"><text:span text:style-name="T18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7" draw:style-name="gr40" draw:text-style-name="P13" draw:layer="layout" svg:width="0.794cm" svg:height="0.854cm" svg:x="11.708cm" svg:y="5.556cm">
          <text:list text:style-name="L3">
            <text:list-header>
              <text:p text:style-name="P5"><text:span text:style-name="T1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8" draw:style-name="gr41" draw:text-style-name="P13" draw:layer="layout" svg:width="0.794cm" svg:height="0.854cm" svg:x="11.708cm" svg:y="9.128cm">
          <text:list text:style-name="L3">
            <text:list-header>
              <text:p text:style-name="P5"><text:span text:style-name="T18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9" draw:style-name="gr42" draw:text-style-name="P13" draw:layer="layout" svg:width="0.794cm" svg:height="0.854cm" svg:x="3.572cm" svg:y="9.327cm">
          <text:list text:style-name="L3">
            <text:list-header>
              <text:p text:style-name="P5"><text:span text:style-name="T18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0" draw:style-name="gr43" draw:text-style-name="P13" draw:layer="layout" svg:width="0.793cm" svg:height="0.854cm" svg:x="4.763cm" svg:y="11.509cm">
          <text:list text:style-name="L3">
            <text:list-header>
              <text:p text:style-name="P5"><text:span text:style-name="T18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1" draw:style-name="gr44" draw:text-style-name="P13" draw:layer="layout" svg:width="0.794cm" svg:height="0.854cm" svg:x="10.319cm" svg:y="11.708cm">
          <text:list text:style-name="L3">
            <text:list-header>
              <text:p text:style-name="P5"><text:span text:style-name="T18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2" draw:style-name="gr45" draw:text-style-name="P13" draw:layer="layout" svg:width="0.794cm" svg:height="0.854cm" svg:x="7.739cm" svg:y="8.93cm">
          <text:list text:style-name="L3">
            <text:list-header>
              <text:p text:style-name="P5"><text:span text:style-name="T18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3" draw:style-name="gr46" draw:text-style-name="P13" draw:layer="layout" svg:width="0.794cm" svg:height="0.854cm" svg:x="6.945cm" svg:y="5.358cm">
          <text:list text:style-name="L3">
            <text:list-header>
              <text:p text:style-name="P5"><text:span text:style-name="T18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xml:id="id4" draw:id="id4" draw:layer="layout" svg:width="6.878cm" svg:height="10.3cm" svg:x="14.288cm" svg:y="2.381cm">
          <table:table>
            <table:table-column table:style-name="co12"/>
            <table:table-column table:style-name="co13"/>
            <table:table-row table:style-name="ro2">
              <table:table-cell table:style-name="ce78" table:number-columns-spanned="2">
                <text:list text:style-name="L6">
                  <text:list-header>
                    <text:p text:style-name="P15"><text:span text:style-name="T9">Adjacency List</text:span></text:p>
                  </text:list-header>
                </text:list>
              </table:table-cell>
              <table:covered-table-cell table:style-name="standard"/>
            </table:table-row>
            <table:table-row table:style-name="ro6">
              <table:table-cell table:style-name="ce79">
                <text:list text:style-name="L7">
                  <text:list-header>
                    <text:p text:style-name="P15"><text:span text:style-name="T10">A</text:span></text:p>
                  </text:list-header>
                </text:list>
              </table:table-cell>
              <table:table-cell table:style-name="ce80">
                <text:list text:continue-numbering="true" text:style-name="L7">
                  <text:list-header>
                    <text:p text:style-name="P15"><text:span text:style-name="T10">F,C,B</text:span></text:p>
                  </text:list-header>
                </text:list>
              </table:table-cell>
            </table:table-row>
            <table:table-row table:style-name="ro7">
              <table:table-cell table:style-name="ce81">
                <text:list text:continue-numbering="true" text:style-name="L7">
                  <text:list-header>
                    <text:p text:style-name="P15"><text:span text:style-name="T10">B</text:span></text:p>
                  </text:list-header>
                </text:list>
              </table:table-cell>
              <table:table-cell table:style-name="ce82">
                <text:list text:continue-numbering="true" text:style-name="L7">
                  <text:list-header>
                    <text:p text:style-name="P15"><text:span text:style-name="T10">G,C</text:span></text:p>
                  </text:list-header>
                </text:list>
              </table:table-cell>
            </table:table-row>
            <table:table-row table:style-name="ro6">
              <table:table-cell table:style-name="ce83">
                <text:list text:continue-numbering="true" text:style-name="L7">
                  <text:list-header>
                    <text:p text:style-name="P15"><text:span text:style-name="T10">C</text:span></text:p>
                  </text:list-header>
                </text:list>
              </table:table-cell>
              <table:table-cell table:style-name="ce84">
                <text:list text:continue-numbering="true" text:style-name="L7">
                  <text:list-header>
                    <text:p text:style-name="P15"><text:span text:style-name="T10">F</text:span></text:p>
                  </text:list-header>
                </text:list>
              </table:table-cell>
            </table:table-row>
            <table:table-row table:style-name="ro2">
              <table:table-cell table:style-name="ce85">
                <text:list text:continue-numbering="true" text:style-name="L7">
                  <text:list-header>
                    <text:p text:style-name="P15"><text:span text:style-name="T10">D</text:span></text:p>
                  </text:list-header>
                </text:list>
              </table:table-cell>
              <table:table-cell table:style-name="ce86">
                <text:list text:continue-numbering="true" text:style-name="L7">
                  <text:list-header>
                    <text:p text:style-name="P15"><text:span text:style-name="T10">C</text:span></text:p>
                  </text:list-header>
                </text:list>
              </table:table-cell>
            </table:table-row>
            <table:table-row table:style-name="ro2">
              <table:table-cell table:style-name="ce87">
                <text:list text:continue-numbering="true" text:style-name="L7">
                  <text:list-header>
                    <text:p text:style-name="P15"><text:span text:style-name="T10">E</text:span></text:p>
                  </text:list-header>
                </text:list>
              </table:table-cell>
              <table:table-cell table:style-name="ce88">
                <text:list text:continue-numbering="true" text:style-name="L7">
                  <text:list-header>
                    <text:p text:style-name="P15"><text:span text:style-name="T10">D,C,J</text:span></text:p>
                  </text:list-header>
                </text:list>
              </table:table-cell>
            </table:table-row>
            <table:table-row table:style-name="ro3">
              <table:table-cell table:style-name="ce89">
                <text:list text:continue-numbering="true" text:style-name="L7">
                  <text:list-header>
                    <text:p text:style-name="P15"><text:span text:style-name="T10">F</text:span></text:p>
                  </text:list-header>
                </text:list>
              </table:table-cell>
              <table:table-cell table:style-name="ce90">
                <text:list text:continue-numbering="true" text:style-name="L7">
                  <text:list-header>
                    <text:p text:style-name="P15"><text:span text:style-name="T10">D</text:span></text:p>
                  </text:list-header>
                </text:list>
              </table:table-cell>
            </table:table-row>
            <table:table-row table:style-name="ro2">
              <table:table-cell table:style-name="ce91">
                <text:list text:continue-numbering="true" text:style-name="L7">
                  <text:list-header>
                    <text:p text:style-name="P15"><text:span text:style-name="T10">G</text:span></text:p>
                  </text:list-header>
                </text:list>
              </table:table-cell>
              <table:table-cell table:style-name="ce92">
                <text:list text:continue-numbering="true" text:style-name="L7">
                  <text:list-header>
                    <text:p text:style-name="P15"><text:span text:style-name="T10">C,E</text:span></text:p>
                  </text:list-header>
                </text:list>
              </table:table-cell>
            </table:table-row>
            <table:table-row table:style-name="ro3">
              <table:table-cell table:style-name="ce93">
                <text:list text:continue-numbering="true" text:style-name="L7">
                  <text:list-header>
                    <text:p text:style-name="P15"><text:span text:style-name="T10">J</text:span></text:p>
                  </text:list-header>
                </text:list>
              </table:table-cell>
              <table:table-cell table:style-name="ce94">
                <text:list text:continue-numbering="true" text:style-name="L7">
                  <text:list-header>
                    <text:p text:style-name="P15"><text:span text:style-name="T10">D,K</text:span></text:p>
                  </text:list-header>
                </text:list>
              </table:table-cell>
            </table:table-row>
            <table:table-row table:style-name="ro2">
              <table:table-cell table:style-name="ce95">
                <text:list text:continue-numbering="true" text:style-name="L7">
                  <text:list-header>
                    <text:p text:style-name="P15"><text:span text:style-name="T10">K</text:span></text:p>
                  </text:list-header>
                </text:list>
              </table:table-cell>
              <table:table-cell table:style-name="ce96">
                <text:list text:continue-numbering="true" text:style-name="L7">
                  <text:list-header>
                    <text:p text:style-name="P15"><text:span text:style-name="T10">E,G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onnector draw:name="Straight Arrow Connector 3" draw:style-name="gr47" draw:text-style-name="P11" draw:layer="layout" draw:type="line" svg:x1="7.575cm" svg:y1="10.058cm" svg:x2="5.889cm" svg:y2="11.368cm" svg:d="M7575 10058l-1686 1310" svg:viewBox="0 0 1687 131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863cm" svg:height="9.644cm" svg:x="3.355cm" svg:y="1.658cm" draw:page-number="13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1" draw:text-style-name="P3" draw:layer="layout" svg:width="21.797cm" svg:height="10.076cm" svg:x="1.785cm" svg:y="2.381cm" presentation:class="outline" presentation:user-transformed="true">
          <draw:text-box>
            <text:list text:style-name="L2">
              <text:list-item>
                <text:p text:style-name="P7"><text:span text:style-name="T2">Initially, add A to queue and add NULL to ORIG as follows FRONT=1 Rear=1 Queue: A</text:span><text:span text:style-name="T2"><text:tab/></text:span><text:span text:style-name="T2"> ORIG: 0</text:span></text:p>
              </text:list-item>
              <text:list-item>
                <text:p text:style-name="P7"><text:span text:style-name="T2">Remove the front element A from Queue by setting Front=Front+1 and add to Queue neighbors of A as follows: <text:s/>FRONT=2 <text:s/>REAR=4 <text:s/>Queue=A,F,C,B <text:s/>ORIG: 0,A,A,A <text:s/>. The origin A of each of the three edges is added to Orig</text:span></text:p>
              </text:list-item>
              <text:list-item>
                <text:p text:style-name="P7"><text:span text:style-name="T2">Remove the front element F from Queue by setting Front=Front+1 and add to Queue neighbors of F as follows <text:s/>FRONT=3 ,REAR=5 <text:s/>Queue: A,F,C,B,D</text:span><text:span text:style-name="T3"> Orig: 0,A,A,A,F</text:span></text:p>
              </text:list-item>
              <text:list-item>
                <text:p text:style-name="P7"><text:span text:style-name="T2">Remove the front element C from Queue by setting Front=Front+1 and add to Queue neighbors of C as follows <text:s/>FRONT=4 ,REAR=5 Queue: A,F,C,B,D</text:span><text:span text:style-name="T3"> Orig: 0,A,A,A,F </text:span></text:p>
              </text:list-item>
            </text:list>
            <text:list text:style-name="L1">
              <text:list-header>
                <text:p text:style-name="P6"><text:span text:style-name="T2"><text:tab/></text:span><text:span text:style-name="T2">Note The neighbor F of C is not added to QUEUE Since F is not in the ready state( Because F has already been added to queue)</text:span></text:p>
                <text:p text:style-name="P6"><text:span text:style-name="T2">5) Remove the front element B <text:s/>from Queue by setting Front=Front+1 and add to Queue neighbors of B as follows <text:s/>FRONT=5 ,REAR=6 Queue: A,F,C,B,D,G</text:span><text:span text:style-name="T3"> Orig: 0,A,A,A,F,B </text:span></text:p>
                <text:p text:style-name="P6"><text:span text:style-name="T2">Note that only G is added to queue since the other neighbor <text:s/>C is not in the ready state. </text:span></text:p>
                <text:p text:style-name="P6"><text:span text:style-name="T3"/></text:p>
              </text:list-header>
            </text:list>
            <text:list text:style-name="L5">
              <text:list-header>
                <text:p text:style-name="P7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14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5">
              <text:list-item>
                <text:p text:style-name="P7"><text:span text:style-name="T2">Remove the front element D from Queue by setting Front=Front+1 and add to Queue neighbors of D as follows <text:s/>FRONT=6 ,REAR=6 Queue: A,F,C,B,D,G</text:span><text:span text:style-name="T3"> Orig: 0,A,A,A,F,B</text:span></text:p>
              </text:list-item>
              <text:list-item>
                <text:p text:style-name="P7"><text:span text:style-name="T2">Remove the front element G <text:s/>from Queue by setting Front=Front+1 and add to Queue neighbors of G as follows <text:s/>FRONT=7 ,REAR=7 Queue: A,F,C,B,D,G,E</text:span><text:span text:style-name="T3"> Orig: 0,A,A,A,F,B,G</text:span></text:p>
              </text:list-item>
              <text:list-item>
                <text:p text:style-name="P7"><text:span text:style-name="T2">Remove the front element E <text:s/>from Queue by setting Front=Front+1 and add to Queue neighbors of E as follows <text:s/>FRONT=8 ,REAR=8 Queue: A,F,C,B,D,G,E,J</text:span><text:span text:style-name="T3"> Orig: 0,A,A,A,F,B,G,E</text:span></text:p>
                <text:p text:style-name="P7"><text:span text:style-name="T3"/></text:p>
              </text:list-item>
              <text:list-item>
                <text:p text:style-name="P7"><text:span text:style-name="T3">We stop as soon as J is added to Queue, since J was final destination. Now we backtrack from J using the array Orig to find path P.</text:span></text:p>
              </text:list-item>
              <text:list-item>
                <text:p text:style-name="P7"><text:span text:style-name="T3">Thus, <text:s text:c="2"/>J <text:s text:c="10"/>E <text:s text:c="12"/>G <text:s text:c="10"/>B <text:s text:c="11"/>A</text:span></text:p>
              </text:list-item>
            </text:list>
            <text:list text:style-name="L1">
              <text:list-header>
                <text:p text:style-name="P6"><text:span text:style-name="T3">Is the required path</text:span></text:p>
              </text:list-header>
            </text:list>
          </draw:text-box>
        </draw:frame>
        <draw:connector draw:name="Straight Arrow Connector 4" draw:style-name="gr47" draw:text-style-name="P11" draw:layer="layout" draw:type="line" svg:x1="6.698cm" svg:y1="14.926cm" svg:x2="5.299cm" svg:y2="14.928cm" svg:d="M6698 14926l-1399 2" svg:viewBox="0 0 1400 3">
          <text:p/>
        </draw:connector>
        <draw:connector draw:name="Straight Arrow Connector 7" draw:style-name="gr47" draw:text-style-name="P11" draw:layer="layout" draw:type="line" svg:x1="9.101cm" svg:y1="14.926cm" svg:x2="7.697cm" svg:y2="14.928cm" svg:d="M9101 14926l-1404 2" svg:viewBox="0 0 1405 3">
          <text:p/>
        </draw:connector>
        <draw:connector draw:name="Straight Arrow Connector 8" draw:style-name="gr47" draw:text-style-name="P11" draw:layer="layout" draw:type="line" svg:x1="11.5cm" svg:y1="14.926cm" svg:x2="10.096cm" svg:y2="14.928cm" svg:d="M11500 14926l-1404 2" svg:viewBox="0 0 1405 3">
          <text:p/>
        </draw:connector>
        <draw:connector draw:name="Straight Arrow Connector 9" draw:style-name="gr47" draw:text-style-name="P11" draw:layer="layout" draw:type="line" svg:x1="13.701cm" svg:y1="14.926cm" svg:x2="12.298cm" svg:y2="14.928cm" svg:d="M13701 14926l-1403 2" svg:viewBox="0 0 1404 3">
          <text:p/>
        </draw:connector>
        <presentation:notes draw:style-name="dp2">
          <draw:page-thumbnail draw:style-name="gr1" draw:layer="layout" svg:width="12.863cm" svg:height="9.644cm" svg:x="3.355cm" svg:y="1.658cm" draw:page-number="15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16" draw:text-style-name="P3" draw:layer="layout" svg:width="19.646cm" svg:height="5.754cm" svg:x="0.992cm" svg:y="13.772cm" presentation:class="outline" presentation:user-transformed="true">
          <draw:text-box>
            <text:list text:style-name="L1">
              <text:list-header>
                <text:p text:style-name="P23"><text:span text:style-name="T1"><text:tab/></text:span><text:span text:style-name="T1"><text:tab/></text:span><text:span text:style-name="T1"><text:tab/></text:span><text:span text:style-name="T1"><text:tab/></text:span></text:p>
                <text:p text:style-name="P23"><text:span text:style-name="T17"><text:tab/></text:span><text:span text:style-name="T17"><text:tab/></text:span></text:p>
                <text:p text:style-name="P23"><text:span text:style-name="T17"><text:tab/></text:span><text:span text:style-name="T17"><text:tab/></text:span><text:span text:style-name="T17"><text:tab/></text:span></text:p>
              </text:list-header>
            </text:list>
          </draw:text-box>
        </draw:frame>
        <draw:custom-shape draw:name="Rectangle 3" draw:style-name="gr48" draw:text-style-name="P13" xml:id="id3" draw:id="id3" draw:layer="layout" svg:width="7.342cm" svg:height="3.572cm" svg:x="4.366cm" svg:y="6.35cm">
          <text:list text:style-name="L3">
            <text:list-header>
              <text:p text:style-name="P5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" draw:style-name="gr3" draw:text-style-name="P11" draw:layer="layout" svg:x1="4.366cm" svg:y1="6.35cm" svg:x2="7.739cm" svg:y2="3.77cm">
          <text:p/>
        </draw:line>
        <draw:line draw:name="Straight Connector 7" draw:style-name="gr3" draw:text-style-name="P11" draw:layer="layout" svg:x1="7.739cm" svg:y1="3.77cm" svg:x2="11.708cm" svg:y2="6.35cm">
          <text:p/>
        </draw:line>
        <draw:line draw:name="Straight Connector 11" draw:style-name="gr3" draw:text-style-name="P11" draw:layer="layout" svg:x1="4.366cm" svg:y1="9.922cm" svg:x2="5.556cm" svg:y2="11.708cm">
          <text:p/>
        </draw:line>
        <draw:line draw:name="Straight Connector 15" draw:style-name="gr3" draw:text-style-name="P11" draw:layer="layout" svg:x1="11.707cm" svg:y1="9.922cm" svg:x2="10.318cm" svg:y2="11.708cm">
          <text:p/>
        </draw:line>
        <draw:line draw:name="Straight Connector 17" draw:style-name="gr3" draw:text-style-name="P11" draw:layer="layout" svg:x1="5.556cm" svg:y1="11.708cm" svg:x2="10.319cm" svg:y2="11.712cm">
          <text:p/>
        </draw:line>
        <draw:line draw:name="Straight Connector 20" draw:style-name="gr3" draw:text-style-name="P11" draw:layer="layout" svg:x1="7.739cm" svg:y1="3.77cm" svg:x2="7.735cm" svg:y2="9.926cm">
          <text:p/>
        </draw:line>
        <draw:line draw:name="Straight Connector 22" draw:style-name="gr3" draw:text-style-name="P11" draw:layer="layout" svg:x1="5.556cm" svg:y1="11.708cm" svg:x2="7.739cm" svg:y2="9.922cm">
          <text:p/>
        </draw:line>
        <draw:line draw:name="Straight Connector 24" draw:style-name="gr3" draw:text-style-name="P11" draw:layer="layout" svg:x1="7.739cm" svg:y1="9.922cm" svg:x2="10.319cm" svg:y2="11.708cm">
          <text:p/>
        </draw:line>
        <draw:line draw:name="Straight Connector 27" draw:style-name="gr3" draw:text-style-name="P11" draw:layer="layout" svg:x1="4.364cm" svg:y1="9.922cm" svg:x2="7.737cm" svg:y2="6.35cm">
          <text:p/>
        </draw:line>
        <draw:line draw:name="Straight Connector 29" draw:style-name="gr3" draw:text-style-name="P11" draw:layer="layout" svg:x1="7.739cm" svg:y1="6.35cm" svg:x2="11.708cm" svg:y2="9.922cm">
          <text:p/>
        </draw:line>
        <draw:connector draw:name="Straight Arrow Connector 33" draw:style-name="gr27" draw:text-style-name="P11" draw:layer="layout" draw:type="line" svg:x1="7.739cm" svg:y1="3.767cm" svg:x2="5.953cm" svg:y2="5.157cm" svg:d="M7739 3767l-1786 1390" svg:viewBox="0 0 1787 1391">
          <text:p/>
        </draw:connector>
        <draw:connector draw:name="Straight Arrow Connector 35" draw:style-name="gr27" draw:text-style-name="P11" draw:layer="layout" draw:type="line" svg:x1="7.738cm" svg:y1="3.77cm" svg:x2="10.12cm" svg:y2="5.359cm" svg:d="M7738 3770l2382 1589" svg:viewBox="0 0 2383 1590">
          <text:p/>
        </draw:connector>
        <draw:connector draw:name="Straight Arrow Connector 37" draw:style-name="gr27" draw:text-style-name="P11" draw:layer="layout" draw:type="line" svg:x1="7.739cm" svg:y1="3.77cm" svg:x2="7.734cm" svg:y2="5.556cm" svg:d="M7739 3770l-5 1786" svg:viewBox="0 0 6 1787">
          <text:p/>
        </draw:connector>
        <draw:connector draw:name="Straight Arrow Connector 39" draw:style-name="gr27" draw:text-style-name="P11" draw:layer="layout" draw:type="line" svg:x1="8.037cm" svg:y1="6.35cm" svg:x2="5.754cm" svg:y2="6.345cm" draw:start-shape="id3" draw:start-glue-point="0" svg:d="M8037 6350l-2283-5" svg:viewBox="0 0 2284 6">
          <text:p/>
        </draw:connector>
        <draw:connector draw:name="Straight Arrow Connector 41" draw:style-name="gr27" draw:text-style-name="P11" draw:layer="layout" draw:type="line" svg:x1="11.708cm" svg:y1="6.354cm" svg:x2="8.929cm" svg:y2="6.349cm" svg:d="M11708 6354l-2779-5" svg:viewBox="0 0 2780 6">
          <text:p/>
        </draw:connector>
        <draw:connector draw:name="Straight Arrow Connector 43" draw:style-name="gr27" draw:text-style-name="P11" draw:layer="layout" draw:type="line" svg:x1="7.739cm" svg:y1="9.921cm" svg:x2="7.737cm" svg:y2="7.737cm" svg:d="M7739 9921l-2-2184" svg:viewBox="0 0 3 2185">
          <text:p/>
        </draw:connector>
        <draw:connector draw:name="Straight Arrow Connector 47" draw:style-name="gr27" draw:text-style-name="P11" draw:layer="layout" draw:type="line" svg:x1="11.708cm" svg:y1="9.921cm" svg:x2="8.135cm" svg:y2="6.745cm" svg:d="M11708 9921l-3573-3176" svg:viewBox="0 0 3574 3177">
          <text:p/>
        </draw:connector>
        <draw:connector draw:name="Straight Arrow Connector 50" draw:style-name="gr27" draw:text-style-name="P11" draw:layer="layout" draw:type="line" svg:x1="4.363cm" svg:y1="9.922cm" svg:x2="6.745cm" svg:y2="7.341cm" svg:d="M4363 9922l2382-2581" svg:viewBox="0 0 2383 2582">
          <text:p/>
        </draw:connector>
        <draw:connector draw:name="Straight Arrow Connector 53" draw:style-name="gr27" draw:text-style-name="P11" draw:layer="layout" draw:type="line" svg:x1="10.319cm" svg:y1="11.707cm" svg:x2="8.533cm" svg:y2="10.515cm" svg:d="M10319 11707l-1786-1192" svg:viewBox="0 0 1787 1193">
          <text:p/>
        </draw:connector>
        <draw:connector draw:name="Straight Arrow Connector 57" draw:style-name="gr27" draw:text-style-name="P11" draw:layer="layout" draw:type="line" svg:x1="11.509cm" svg:y1="9.926cm" svg:x2="9.326cm" svg:y2="9.921cm" svg:d="M11509 9926l-2183-5" svg:viewBox="0 0 2184 6">
          <text:p/>
        </draw:connector>
        <draw:connector draw:name="Straight Arrow Connector 61" draw:style-name="gr27" draw:text-style-name="P11" draw:layer="layout" draw:type="line" svg:x1="8.037cm" svg:y1="9.922cm" svg:x2="6.15cm" svg:y2="9.927cm" draw:start-shape="id3" draw:start-glue-point="2" svg:d="M8037 9922l-1887 5" svg:viewBox="0 0 1888 6">
          <text:p/>
        </draw:connector>
        <draw:connector draw:name="Straight Arrow Connector 63" draw:style-name="gr27" draw:text-style-name="P11" draw:layer="layout" draw:type="line" svg:x1="4.365cm" svg:y1="6.349cm" svg:x2="4.359cm" svg:y2="8.533cm" svg:d="M4365 6349l-6 2184" svg:viewBox="0 0 7 2185">
          <text:p/>
        </draw:connector>
        <draw:connector draw:name="Straight Arrow Connector 65" draw:style-name="gr27" draw:text-style-name="P11" draw:layer="layout" draw:type="line" svg:x1="11.707cm" svg:y1="6.35cm" svg:x2="11.708cm" svg:y2="8.136cm" draw:end-shape="id3" draw:end-glue-point="1" svg:d="M11707 6350l1 1786" svg:viewBox="0 0 2 1787">
          <text:p/>
        </draw:connector>
        <draw:connector draw:name="Straight Arrow Connector 67" draw:style-name="gr27" draw:text-style-name="P11" draw:layer="layout" draw:type="line" svg:x1="5.555cm" svg:y1="11.707cm" svg:x2="4.761cm" svg:y2="10.515cm" svg:d="M5555 11707l-794-1192" svg:viewBox="0 0 795 1193">
          <text:p/>
        </draw:connector>
        <draw:connector draw:name="Straight Arrow Connector 69" draw:style-name="gr27" draw:text-style-name="P11" draw:layer="layout" draw:type="line" svg:x1="10.319cm" svg:y1="11.707cm" svg:x2="11.312cm" svg:y2="10.515cm" svg:d="M10319 11707l993-1192" svg:viewBox="0 0 994 1193">
          <text:p/>
        </draw:connector>
        <draw:connector draw:name="Straight Arrow Connector 71" draw:style-name="gr27" draw:text-style-name="P11" draw:layer="layout" draw:type="line" svg:x1="6.152cm" svg:y1="11.708cm" svg:x2="8.137cm" svg:y2="11.713cm" svg:d="M6152 11708l1985 5" svg:viewBox="0 0 1986 6">
          <text:p/>
        </draw:connector>
        <draw:custom-shape draw:name="TextBox 74" draw:style-name="gr49" draw:text-style-name="P13" draw:layer="layout" svg:width="0.794cm" svg:height="0.854cm" svg:x="6.747cm" svg:y="3.373cm">
          <text:list text:style-name="L3">
            <text:list-header>
              <text:p text:style-name="P5"><text:span text:style-name="T18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6" draw:style-name="gr50" draw:text-style-name="P13" draw:layer="layout" svg:width="0.794cm" svg:height="0.854cm" svg:x="3.572cm" svg:y="5.358cm">
          <text:list text:style-name="L3">
            <text:list-header>
              <text:p text:style-name="P5"><text:span text:style-name="T18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7" draw:style-name="gr51" draw:text-style-name="P13" draw:layer="layout" svg:width="0.794cm" svg:height="0.854cm" svg:x="11.708cm" svg:y="5.556cm">
          <text:list text:style-name="L3">
            <text:list-header>
              <text:p text:style-name="P5"><text:span text:style-name="T18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8" draw:style-name="gr52" draw:text-style-name="P13" draw:layer="layout" svg:width="0.794cm" svg:height="0.854cm" svg:x="11.708cm" svg:y="9.128cm">
          <text:list text:style-name="L3">
            <text:list-header>
              <text:p text:style-name="P5"><text:span text:style-name="T18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9" draw:style-name="gr53" draw:text-style-name="P13" draw:layer="layout" svg:width="0.794cm" svg:height="0.854cm" svg:x="3.572cm" svg:y="9.327cm">
          <text:list text:style-name="L3">
            <text:list-header>
              <text:p text:style-name="P5"><text:span text:style-name="T18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0" draw:style-name="gr54" draw:text-style-name="P13" draw:layer="layout" svg:width="0.793cm" svg:height="0.854cm" svg:x="4.763cm" svg:y="11.509cm">
          <text:list text:style-name="L3">
            <text:list-header>
              <text:p text:style-name="P5"><text:span text:style-name="T18">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1" draw:style-name="gr55" draw:text-style-name="P13" draw:layer="layout" svg:width="0.794cm" svg:height="0.854cm" svg:x="10.319cm" svg:y="11.708cm">
          <text:list text:style-name="L3">
            <text:list-header>
              <text:p text:style-name="P5"><text:span text:style-name="T18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2" draw:style-name="gr56" draw:text-style-name="P13" draw:layer="layout" svg:width="0.794cm" svg:height="0.854cm" svg:x="7.739cm" svg:y="8.93cm">
          <text:list text:style-name="L3">
            <text:list-header>
              <text:p text:style-name="P5"><text:span text:style-name="T18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3" draw:style-name="gr57" draw:text-style-name="P13" draw:layer="layout" svg:width="0.794cm" svg:height="0.854cm" svg:x="6.945cm" svg:y="5.358cm">
          <text:list text:style-name="L3">
            <text:list-header>
              <text:p text:style-name="P5"><text:span text:style-name="T18">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3" xml:id="id5" draw:id="id5" draw:layer="layout" svg:width="6.878cm" svg:height="10.3cm" svg:x="14.288cm" svg:y="2.381cm">
          <table:table>
            <table:table-column table:style-name="co12"/>
            <table:table-column table:style-name="co13"/>
            <table:table-row table:style-name="ro2">
              <table:table-cell table:style-name="ce97" table:number-columns-spanned="2">
                <text:list text:style-name="L6">
                  <text:list-header>
                    <text:p text:style-name="P15"><text:span text:style-name="T9">Adjacency List</text:span></text:p>
                  </text:list-header>
                </text:list>
              </table:table-cell>
              <table:covered-table-cell table:style-name="standard"/>
            </table:table-row>
            <table:table-row table:style-name="ro6">
              <table:table-cell table:style-name="ce98">
                <text:list text:style-name="L7">
                  <text:list-header>
                    <text:p text:style-name="P15"><text:span text:style-name="T10">A</text:span></text:p>
                  </text:list-header>
                </text:list>
              </table:table-cell>
              <table:table-cell table:style-name="ce99">
                <text:list text:continue-numbering="true" text:style-name="L7">
                  <text:list-header>
                    <text:p text:style-name="P15"><text:span text:style-name="T10">F,C,B</text:span></text:p>
                  </text:list-header>
                </text:list>
              </table:table-cell>
            </table:table-row>
            <table:table-row table:style-name="ro7">
              <table:table-cell table:style-name="ce100">
                <text:list text:continue-numbering="true" text:style-name="L7">
                  <text:list-header>
                    <text:p text:style-name="P15"><text:span text:style-name="T10">B</text:span></text:p>
                  </text:list-header>
                </text:list>
              </table:table-cell>
              <table:table-cell table:style-name="ce101">
                <text:list text:continue-numbering="true" text:style-name="L7">
                  <text:list-header>
                    <text:p text:style-name="P15"><text:span text:style-name="T10">G,C</text:span></text:p>
                  </text:list-header>
                </text:list>
              </table:table-cell>
            </table:table-row>
            <table:table-row table:style-name="ro6">
              <table:table-cell table:style-name="ce102">
                <text:list text:continue-numbering="true" text:style-name="L7">
                  <text:list-header>
                    <text:p text:style-name="P15"><text:span text:style-name="T10">C</text:span></text:p>
                  </text:list-header>
                </text:list>
              </table:table-cell>
              <table:table-cell table:style-name="ce103">
                <text:list text:continue-numbering="true" text:style-name="L7">
                  <text:list-header>
                    <text:p text:style-name="P15"><text:span text:style-name="T10">F</text:span></text:p>
                  </text:list-header>
                </text:list>
              </table:table-cell>
            </table:table-row>
            <table:table-row table:style-name="ro2">
              <table:table-cell table:style-name="ce104">
                <text:list text:continue-numbering="true" text:style-name="L7">
                  <text:list-header>
                    <text:p text:style-name="P15"><text:span text:style-name="T10">D</text:span></text:p>
                  </text:list-header>
                </text:list>
              </table:table-cell>
              <table:table-cell table:style-name="ce105">
                <text:list text:continue-numbering="true" text:style-name="L7">
                  <text:list-header>
                    <text:p text:style-name="P15"><text:span text:style-name="T10">C</text:span></text:p>
                  </text:list-header>
                </text:list>
              </table:table-cell>
            </table:table-row>
            <table:table-row table:style-name="ro2">
              <table:table-cell table:style-name="ce106">
                <text:list text:continue-numbering="true" text:style-name="L7">
                  <text:list-header>
                    <text:p text:style-name="P15"><text:span text:style-name="T10">E</text:span></text:p>
                  </text:list-header>
                </text:list>
              </table:table-cell>
              <table:table-cell table:style-name="ce107">
                <text:list text:continue-numbering="true" text:style-name="L7">
                  <text:list-header>
                    <text:p text:style-name="P15"><text:span text:style-name="T10">D,C,J</text:span></text:p>
                  </text:list-header>
                </text:list>
              </table:table-cell>
            </table:table-row>
            <table:table-row table:style-name="ro3">
              <table:table-cell table:style-name="ce108">
                <text:list text:continue-numbering="true" text:style-name="L7">
                  <text:list-header>
                    <text:p text:style-name="P15"><text:span text:style-name="T10">F</text:span></text:p>
                  </text:list-header>
                </text:list>
              </table:table-cell>
              <table:table-cell table:style-name="ce109">
                <text:list text:continue-numbering="true" text:style-name="L7">
                  <text:list-header>
                    <text:p text:style-name="P15"><text:span text:style-name="T10">D</text:span></text:p>
                  </text:list-header>
                </text:list>
              </table:table-cell>
            </table:table-row>
            <table:table-row table:style-name="ro2">
              <table:table-cell table:style-name="ce110">
                <text:list text:continue-numbering="true" text:style-name="L7">
                  <text:list-header>
                    <text:p text:style-name="P15"><text:span text:style-name="T10">G</text:span></text:p>
                  </text:list-header>
                </text:list>
              </table:table-cell>
              <table:table-cell table:style-name="ce111">
                <text:list text:continue-numbering="true" text:style-name="L7">
                  <text:list-header>
                    <text:p text:style-name="P15"><text:span text:style-name="T10">C,E</text:span></text:p>
                  </text:list-header>
                </text:list>
              </table:table-cell>
            </table:table-row>
            <table:table-row table:style-name="ro3">
              <table:table-cell table:style-name="ce112">
                <text:list text:continue-numbering="true" text:style-name="L7">
                  <text:list-header>
                    <text:p text:style-name="P15"><text:span text:style-name="T10">J</text:span></text:p>
                  </text:list-header>
                </text:list>
              </table:table-cell>
              <table:table-cell table:style-name="ce113">
                <text:list text:continue-numbering="true" text:style-name="L7">
                  <text:list-header>
                    <text:p text:style-name="P15"><text:span text:style-name="T10">D,K</text:span></text:p>
                  </text:list-header>
                </text:list>
              </table:table-cell>
            </table:table-row>
            <table:table-row table:style-name="ro2">
              <table:table-cell table:style-name="ce114">
                <text:list text:continue-numbering="true" text:style-name="L7">
                  <text:list-header>
                    <text:p text:style-name="P15"><text:span text:style-name="T10">K</text:span></text:p>
                  </text:list-header>
                </text:list>
              </table:table-cell>
              <table:table-cell table:style-name="ce115">
                <text:list text:continue-numbering="true" text:style-name="L7">
                  <text:list-header>
                    <text:p text:style-name="P15"><text:span text:style-name="T10">E,G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onnector draw:name="Straight Arrow Connector 3" draw:style-name="gr47" draw:text-style-name="P11" draw:layer="layout" draw:type="line" svg:x1="7.575cm" svg:y1="10.058cm" svg:x2="5.889cm" svg:y2="11.368cm" svg:d="M7575 10058l-1686 1310" svg:viewBox="0 0 1687 1311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863cm" svg:height="9.644cm" svg:x="3.355cm" svg:y="1.658cm" draw:page-number="16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DFS" draw:style-name="dp1" draw:master-page-name="Default" presentation:use-date-time-name="dtd1">
        <draw:frame presentation:style-name="pr17" draw:text-style-name="P3" draw:layer="layout" svg:width="2.663cm" svg:height="1.561cm" svg:x="2.116cm" svg:y="0.422cm" presentation:class="title" presentation:user-transformed="true">
          <draw:text-box>
            <text:list text:style-name="L3">
              <text:list-header>
                <text:p text:style-name="P5"><text:span text:style-name="T1">DFS</text:span></text:p>
              </text:list-header>
            </text:list>
          </draw:text-box>
        </draw:frame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1">
              <text:list-header>
                <text:p text:style-name="P6"><text:span text:style-name="T2">1) Initialize all nodes to the ready state (Status=1)</text:span></text:p>
                <text:p text:style-name="P6"><text:span text:style-name="T2">2) Push the starting node A on to Stack and change its status to the waiting state(Status=2)</text:span></text:p>
                <text:p text:style-name="P6"><text:span text:style-name="T2">3) Repeat Steps 4 and 5 until stack is empty .</text:span></text:p>
                <text:p text:style-name="P6"><text:span text:style-name="T2">4) Pop the top node N of Stack Process N and Change its Status to the Processed state( Status=3)</text:span></text:p>
                <text:p text:style-name="P6"><text:span text:style-name="T2">5) Push on to stack all the neighbors of N that are still in the ready state(status=1) and change their status to the waiting state( status=2)</text:span></text:p>
                <text:p text:style-name="P6"><text:span text:style-name="T2">6 Exit</text:span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17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17" draw:text-style-name="P3" draw:layer="layout" svg:width="2.663cm" svg:height="1.561cm" svg:x="2.116cm" svg:y="0.422cm" presentation:class="title" presentation:user-transformed="true">
          <draw:text-box>
            <text:list text:style-name="L3">
              <text:list-header>
                <text:p text:style-name="P5"><text:span text:style-name="T1">DFS</text:span></text:p>
              </text:list-header>
            </text:list>
          </draw:text-box>
        </draw:frame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10">
              <text:list-item>
                <text:p text:style-name="P7"><text:span text:style-name="T3">Initially, push J onto stack</text:span></text:p>
              </text:list-item>
            </text:list>
            <text:list text:style-name="L1">
              <text:list-header>
                <text:p text:style-name="P6"><text:span text:style-name="T3"><text:tab/></text:span><text:span text:style-name="T3">Stack: <text:s text:c="3"/>J</text:span></text:p>
                <text:p text:style-name="P6"><text:span text:style-name="T3">(b) Pop and print the top element J, and push onto stack all the neighbours of J which are in ready state</text:span></text:p>
                <text:p text:style-name="P6"><text:span text:style-name="T3"><text:tab/></text:span><text:span text:style-name="T3">Print J</text:span><text:span text:style-name="T3"><text:tab/></text:span><text:span text:style-name="T3"><text:tab/></text:span><text:span text:style-name="T3"><text:tab/></text:span><text:span text:style-name="T3"><text:tab/></text:span><text:span text:style-name="T3">Stack:</text:span><text:span text:style-name="T3"><text:tab/></text:span><text:span text:style-name="T3">D, K</text:span></text:p>
                <text:p text:style-name="P6"><text:span text:style-name="T3">(c) Pop and print the top element K, and push onto stack all the neighbours of K which are in ready state</text:span></text:p>
                <text:p text:style-name="P6"><text:span text:style-name="T3"><text:tab/></text:span><text:span text:style-name="T3">Print K </text:span><text:span text:style-name="T3"><text:tab/></text:span><text:span text:style-name="T3"><text:tab/></text:span><text:span text:style-name="T3"><text:tab/></text:span><text:span text:style-name="T3"><text:tab/></text:span><text:span text:style-name="T3">Stack: <text:s text:c="3"/>D, E, G</text:span></text:p>
                <text:p text:style-name="P6"><text:span text:style-name="T3">(d) Pop and print the top element G, and push onto stack all the neighbours of G which are in ready state</text:span></text:p>
                <text:p text:style-name="P6"><text:span text:style-name="T3"><text:tab/></text:span><text:span text:style-name="T3">Print G </text:span><text:span text:style-name="T3"><text:tab/></text:span><text:span text:style-name="T3"><text:tab/></text:span><text:span text:style-name="T3"><text:tab/></text:span><text:span text:style-name="T3"><text:tab/></text:span><text:span text:style-name="T3">Stack: <text:s text:c="3"/>D, E, C</text:span></text:p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18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17" draw:text-style-name="P3" draw:layer="layout" svg:width="2.663cm" svg:height="1.561cm" svg:x="2.116cm" svg:y="0.422cm" presentation:class="title" presentation:user-transformed="true">
          <draw:text-box>
            <text:list text:style-name="L3">
              <text:list-header>
                <text:p text:style-name="P5"><text:span text:style-name="T1">DFS</text:span></text:p>
              </text:list-header>
            </text:list>
          </draw:text-box>
        </draw:frame>
        <draw:frame presentation:style-name="pr1" draw:text-style-name="P3" draw:layer="layout" svg:width="21.797cm" svg:height="10.076cm" svg:x="1.904cm" svg:y="3.175cm" presentation:class="outline" presentation:user-transformed="true">
          <draw:text-box>
            <text:list text:style-name="L1">
              <text:list-header>
                <text:p text:style-name="P24"><text:span text:style-name="T3">(e) Pop and print the top element C, and push onto stack all the neighbours of C which are in ready state</text:span></text:p>
                <text:p text:style-name="P24"><text:span text:style-name="T3"><text:tab/></text:span><text:span text:style-name="T3">Print C</text:span><text:span text:style-name="T3"><text:tab/></text:span><text:span text:style-name="T3"><text:tab/></text:span><text:span text:style-name="T3"><text:tab/></text:span><text:span text:style-name="T3"><text:tab/></text:span><text:span text:style-name="T3">Stack:</text:span><text:span text:style-name="T3"><text:tab/></text:span><text:span text:style-name="T3">D, E, F</text:span></text:p>
                <text:p text:style-name="P24"><text:span text:style-name="T3">(f) Pop and print the top element F, and push onto stack all the neighbours of F which are in ready state</text:span></text:p>
                <text:p text:style-name="P24"><text:span text:style-name="T3"><text:tab/></text:span><text:span text:style-name="T3">Print F </text:span><text:span text:style-name="T3"><text:tab/></text:span><text:span text:style-name="T3"><text:tab/></text:span><text:span text:style-name="T3"><text:tab/></text:span><text:span text:style-name="T3"><text:tab/></text:span><text:span text:style-name="T3">Stack: <text:s text:c="3"/>D, E</text:span></text:p>
                <text:p text:style-name="P24"><text:span text:style-name="T3">(g) Pop and print the top element E, and push onto stack all the neighbours of E which are in ready state</text:span></text:p>
                <text:p text:style-name="P24"><text:span text:style-name="T3"><text:tab/></text:span><text:span text:style-name="T3">Print E </text:span><text:span text:style-name="T3"><text:tab/></text:span><text:span text:style-name="T3"><text:tab/></text:span><text:span text:style-name="T3"><text:tab/></text:span><text:span text:style-name="T3"><text:tab/></text:span><text:span text:style-name="T3">Stack: <text:s text:c="3"/>D </text:span></text:p>
                <text:p text:style-name="P24"><text:span text:style-name="T3">(h) Pop and print the top element D, and push onto stack all the neighbours of D which are in ready state</text:span></text:p>
                <text:p text:style-name="P24"><text:span text:style-name="T3"><text:tab/></text:span><text:span text:style-name="T3">Print D</text:span><text:span text:style-name="T3"><text:tab/></text:span><text:span text:style-name="T3"><text:tab/></text:span><text:span text:style-name="T3"><text:tab/></text:span><text:span text:style-name="T3"><text:tab/></text:span><text:span text:style-name="T3">Stack: <text:s text:c="3"/>Empty</text:span></text:p>
                <text:p text:style-name="P24"><text:span text:style-name="T3"/></text:p>
                <text:p text:style-name="P2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863cm" svg:height="9.644cm" svg:x="3.355cm" svg:y="1.658cm" draw:page-number="19" presentation:class="page"/>
          <draw:frame presentation:style-name="pr2" draw:text-style-name="P4" draw:layer="layout" svg:width="16.837cm" svg:height="11.615cm" svg:x="1.467cm" svg:y="12.26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1cm" fo:padding-bottom="0.071cm" fo:padding-left="0.176cm" fo:padding-right="0.176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917cm" fo:margin-bottom="0cm" fo:line-height="75%" fo:text-align="start" fo:text-indent="0cm" style:punctuation-wrap="simple" style:line-break="normal" loext:tab-stop-distance="0cm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fo:background-color="transparent" style:font-name-asian="Lucida Sans Unicode" style:font-family-asian="'Lucida Sans Unicode'" style:font-pitch-asian="variable" style:font-size-asian="32pt" style:font-style-asian="normal" style:font-weight-asian="bold" style:font-name-complex="Lucida Sans Unicode" style:font-family-complex="'Lucida Sans Unicode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94cm" fo:margin-bottom="0cm" fo:line-height="85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bold" style:font-name-asian="Lucida Sans Unicode" style:font-family-asian="'Lucida Sans Unicode'" style:font-pitch-asian="variable" style:font-size-asian="28pt" style:font-style-asian="normal" style:font-weight-asian="bold" style:font-name-complex="Lucida Sans Unicode" style:font-family-complex="'Lucida Sans Unicode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423cm" fo:margin-bottom="0cm" fo:line-height="85%" fo:text-align="start" fo:text-indent="0cm" style:punctuation-wrap="simple" style:line-break="normal" loext:tab-stop-distance="0cm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Lucida Sans Unicode" style:font-family-asian="'Lucida Sans Unicode'" style:font-pitch-asian="variable" style:font-size-asian="24pt" style:font-style-asian="normal" style:font-weight-asian="bold" style:font-name-complex="Lucida Sans Unicode" style:font-family-complex="'Lucida Sans Unicode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Lucida Sans Unicode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917cm" fo:margin-bottom="0cm" fo:line-height="75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fo:background-color="transparent" style:font-name-asian="Lucida Sans Unicode" style:font-family-asian="'Lucida Sans Unicode'" style:font-pitch-asian="variable" style:font-size-asian="32pt" style:font-style-asian="normal" style:font-weight-asian="bold" style:font-name-complex="Lucida Sans Unicode" style:font-family-complex="'Lucida Sans Unicode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071cm" fo:padding-bottom="0.071cm" fo:padding-left="0.176cm" fo:padding-right="0.176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7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63de8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fo:background-color="transparent" style:font-name-asian="Lucida Sans Unicode" style:font-family-asian="'Lucida Sans Unicode'" style:font-pitch-asian="variable" style:font-size-asian="32pt" style:font-style-asian="normal" style:font-weight-asian="bold" style:font-name-complex="Lucida Sans Unicode" style:font-family-complex="'Lucida Sans Unicode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54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 loext:decorative="false"/>
      <style:paragraph-properties style:writing-mode="lr-tb"/>
    </style:style>
    <style:style style:name="Mgr3" style:family="graphic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 loext:decorative="false"/>
      <style:paragraph-properties style:writing-mode="lr-tb"/>
    </style:style>
    <style:style style:name="Mgr4" style:family="graphic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-color="#808080" loext:decorative="false"/>
      <style:paragraph-properties style:writing-mode="lr-tb"/>
    </style:style>
    <style:style style:name="Mgr5" style:family="graphic" style:parent-style-name="standard">
      <style:graphic-properties draw:stroke="solid" svg:stroke-width="0.159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list-style-name="ML2">
      <style:graphic-properties draw:stroke="none" draw:fill="solid" draw:fill-color="#ffffff" draw:textarea-horizontal-align="justify" draw:textarea-vertical-align="middle" draw:auto-grow-height="false" fo:min-height="25.557cm" fo:min-width="19.037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0" style:family="paragraph">
      <loext:graphic-properties draw:fill="solid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T1" style:family="text">
      <style:text-properties fo:color="#ffcc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2" style:family="text">
      <style:text-properties fo:color="#0332b7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3" style:family="text">
      <style:text-properties fo:language="en" fo:country="IN" style:language-asian="en" style:country-asian="IN" style:language-complex="en" style:country-complex="IN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69cm" svg:height="6.201cm" svg:x="1cm" svg:y="2.396cm"/>
      <draw:page-thumbnail draw:layer="backgroundobjects" svg:width="8.269cm" svg:height="6.201cm" svg:x="1cm" svg:y="9.808cm"/>
      <draw:page-thumbnail draw:layer="backgroundobjects" svg:width="8.269cm" svg:height="6.201cm" svg:x="1cm" svg:y="17.22cm"/>
      <draw:page-thumbnail draw:layer="backgroundobjects" svg:width="8.269cm" svg:height="6.201cm" svg:x="10.27cm" svg:y="2.396cm"/>
      <draw:page-thumbnail draw:layer="backgroundobjects" svg:width="8.269cm" svg:height="6.201cm" svg:x="10.27cm" svg:y="9.808cm"/>
      <draw:page-thumbnail draw:layer="backgroundobjects" svg:width="8.269cm" svg:height="6.201cm" svg:x="10.27cm" svg:y="17.22cm"/>
      <draw:frame draw:style-name="Mgr1" draw:text-style-name="MP2" draw:layer="backgroundobjects" svg:width="8.479cm" svg:height="1.2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479cm" svg:height="1.29cm" svg:x="11.0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479cm" svg:height="1.29cm" svg:x="0cm" svg:y="24.529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479cm" svg:height="1.29cm" svg:x="11.06cm" svg:y="24.529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.663cm" svg:height="9.556cm" svg:x="2.116cm" svg:y="0.423cm" presentation:class="title" presentation:placeholder="true">
        <draw:text-box/>
      </draw:frame>
      <draw:frame presentation:style-name="Default-outline1" draw:layer="backgroundobjects" svg:width="21.797cm" svg:height="10.076cm" svg:x="1.904cm" svg:y="3.175cm" presentation:class="outline" presentation:placeholder="true">
        <draw:text-box/>
      </draw:frame>
      <draw:custom-shape draw:name="Rectangle 3" draw:style-name="Mgr3" draw:text-style-name="MP6" draw:layer="backgroundobjects" svg:width="2.902cm" svg:height="0.736cm" svg:x="0.754cm" svg:y="18.098cm">
        <text:list text:style-name="ML2">
          <text:list-header>
            <text:p text:style-name="MP5"><text:span text:style-name="MT1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4" draw:style-name="Mgr4" draw:text-style-name="MP6" draw:layer="backgroundobjects" svg:width="2.597cm" svg:height="0.736cm" svg:x="23.083cm" svg:y="17.992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name="Line 5" draw:style-name="Mgr5" draw:text-style-name="MP7" draw:layer="backgroundobjects" svg:x1="1.905cm" svg:y1="1.905cm" svg:x2="23.971cm" svg:y2="1.909cm">
        <text:p/>
      </draw:line>
      <presentation:notes style:page-layout-name="PM0">
        <draw:rect draw:style-name="Mgr6" draw:text-style-name="MP8" draw:layer="backgroundobjects" svg:width="19.54cm" svg:height="25.82cm" svg:x="0cm" svg:y="0cm">
          <text:p/>
        </draw:rect>
        <draw:custom-shape draw:name="AutoShape 1" draw:style-name="Mgr7" draw:text-style-name="MP10" draw:layer="backgroundobjects" svg:width="19.539cm" svg:height="25.819cm" svg:x="0cm" svg:y="0cm">
          <text:list text:style-name="ML2">
            <text:list-header>
              <text:p text:style-name="MP9"><text:span text:style-name="MT3"/></text:p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863cm" svg:height="9.644cm" svg:x="3.355cm" svg:y="1.658cm" presentation:class="page"/>
        <draw:frame presentation:style-name="Default-notes" draw:layer="backgroundobjects" svg:width="16.837cm" svg:height="11.615cm" svg:x="1.467cm" svg:y="12.26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S61C - Lecture 13</dc:title>
    <meta:initial-creator>Sanjay Sood</meta:initial-creator>
    <meta:creation-date>1997-08-19T22:28:46</meta:creation-date>
    <dc:date>2025-04-22T18:49:47.494943647</dc:date>
    <meta:print-date>2000-07-11T12:54:10</meta:print-date>
    <meta:editing-cycles>790</meta:editing-cycles>
    <meta:editing-duration>P4DT23H31M54S</meta:editing-duration>
    <meta:document-statistic meta:object-count="224"/>
    <meta:generator>LibreOffice/25.2.2.2$Linux_X86_64 LibreOffice_project/520$Build-2</meta:generator>
  </office:meta>
</office:document-meta>
</file>